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17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18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in of different par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In this file words are parsed from old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  <table:table-cell/>
          <table:table-cell table:style-name="ce5" office:value-type="string" calcext:value-type="string">
            <text:p>From here words are parsed from new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</table:table-row>
        <table:table-row table:style-name="ro1">
          <table:table-cell office:value-type="string" calcext:value-type="string">
            <text:p>अरबांच्या</text:p>
          </table:table-cell>
          <table:table-cell office:value-type="string" calcext:value-type="string">
            <text:p>(set! wordstruct '( (( "a" ) 0) (( "r" "a" ) 0) (( "b" "aa" "q" "c" ) 0) (( "y" "aa" ) 0) ))</text:p>
          </table:table-cell>
          <table:table-cell table:number-columns-repeated="2"/>
          <table:table-cell office:value-type="string" calcext:value-type="string">
            <text:p>अरबांच्या</text:p>
          </table:table-cell>
          <table:table-cell office:value-type="string" calcext:value-type="string">
            <text:p>(set! wordstruct '( (( "a" "r" ) 0) (( "b" "aa" "q" "c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विंद</text:p>
          </table:table-cell>
          <table:table-cell office:value-type="string" calcext:value-type="string">
            <text:p>(set! wordstruct '( (( "a" ) 0) (( "r" "a" ) 0) (( "w" "i" "q" "d" ) 0) ))</text:p>
          </table:table-cell>
          <table:table-cell table:number-columns-repeated="2"/>
          <table:table-cell office:value-type="string" calcext:value-type="string">
            <text:p>अरविंद</text:p>
          </table:table-cell>
          <table:table-cell office:value-type="string" calcext:value-type="string">
            <text:p>(set! wordstruct '( (( "a" "r" ) 0) (( "w" "i" "q" "d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लगद</text:p>
          </table:table-cell>
          <table:table-cell office:value-type="string" calcext:value-type="string">
            <text:p>(set! wordstruct '( (( "a" ) 0) (( "l" "a" ) 0) (( "g" "a" "d" ) 0) ))</text:p>
          </table:table-cell>
          <table:table-cell table:number-columns-repeated="2"/>
          <table:table-cell office:value-type="string" calcext:value-type="string">
            <text:p>अलगद</text:p>
          </table:table-cell>
          <table:table-cell office:value-type="string" calcext:value-type="string">
            <text:p>(set! wordstruct '( (( "a" "l" ) 0) (( "g" "a" "d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ळयांविरुध्द</text:p>
          </table:table-cell>
          <table:table-cell office:value-type="string" calcext:value-type="string">
            <text:p>(set! wordstruct '( (( "a" ) 0) (( "lx" "a" ) 0) (( "y" "aa" "q" ) 0) (( "w" "i" ) 0) (( "r" "u" "dh" "d" ) 0) ))</text:p>
          </table:table-cell>
          <table:table-cell table:number-columns-repeated="2"/>
          <table:table-cell office:value-type="string" calcext:value-type="string">
            <text:p>अळयांविरुध्द</text:p>
          </table:table-cell>
          <table:table-cell office:value-type="string" calcext:value-type="string">
            <text:p>(set! wordstruct '( (( "a" "lx" ) 0) (( "y" "aa" "q" ) 0) (( "w" "i" ) 0) (( "r" "u" "dh" "d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ं</text:p>
          </table:table-cell>
          <table:table-cell office:value-type="string" calcext:value-type="string">
            <text:p>(set! wordstruct '( (( "a" ) 0) (( "s" "a" ) 0) (( "nx" "a" "q" ) 0) ))</text:p>
          </table:table-cell>
          <table:table-cell table:number-columns-repeated="2"/>
          <table:table-cell office:value-type="string" calcext:value-type="string">
            <text:p>असणं</text:p>
          </table:table-cell>
          <table:table-cell office:value-type="string" calcext:value-type="string">
            <text:p>(set! wordstruct '( (( "a" "s" ) 0) (( "nx" "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र</text:p>
          </table:table-cell>
          <table:table-cell office:value-type="string" calcext:value-type="string">
            <text:p>(set! wordstruct '( (( "a" ) 0) (( "s" "a" ) 0) (( "nx" "aa" "r" ) 0) ))</text:p>
          </table:table-cell>
          <table:table-cell table:number-columns-repeated="2"/>
          <table:table-cell office:value-type="string" calcext:value-type="string">
            <text:p>असणार</text:p>
          </table:table-cell>
          <table:table-cell office:value-type="string" calcext:value-type="string">
            <text:p>(set! wordstruct '( (( "a" "s" ) 0) (( "nx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रा</text:p>
          </table:table-cell>
          <table:table-cell office:value-type="string" calcext:value-type="string">
            <text:p>(set! wordstruct '( (( "a" ) 0) (( "s" "a" ) 0) (( "nx" "aa" ) 0) (( "r" "aa" ) 0) ))</text:p>
          </table:table-cell>
          <table:table-cell table:number-columns-repeated="2"/>
          <table:table-cell office:value-type="string" calcext:value-type="string">
            <text:p>असणारा</text:p>
          </table:table-cell>
          <table:table-cell office:value-type="string" calcext:value-type="string">
            <text:p>(set! wordstruct '( (( "a" "s" ) 0) (( "nx" "aa" ) 0) (( "r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री</text:p>
          </table:table-cell>
          <table:table-cell office:value-type="string" calcext:value-type="string">
            <text:p>(set! wordstruct '( (( "a" ) 0) (( "s" "a" ) 0) (( "nx" "aa" ) 0) (( "r" "ii" ) 0) ))</text:p>
          </table:table-cell>
          <table:table-cell table:number-columns-repeated="2"/>
          <table:table-cell office:value-type="string" calcext:value-type="string">
            <text:p>असणारी</text:p>
          </table:table-cell>
          <table:table-cell office:value-type="string" calcext:value-type="string">
            <text:p>(set! wordstruct '( (( "a" "s" ) 0) (( "nx" "aa" ) 0) (( "r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रे</text:p>
          </table:table-cell>
          <table:table-cell office:value-type="string" calcext:value-type="string">
            <text:p>(set! wordstruct '( (( "a" ) 0) (( "s" "a" ) 0) (( "nx" "aa" ) 0) (( "r" "ee" ) 0) ))</text:p>
          </table:table-cell>
          <table:table-cell table:number-columns-repeated="2"/>
          <table:table-cell office:value-type="string" calcext:value-type="string">
            <text:p>असणारे</text:p>
          </table:table-cell>
          <table:table-cell office:value-type="string" calcext:value-type="string">
            <text:p>(set! wordstruct '( (( "a" "s" ) 0) (( "nx" "aa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रेही</text:p>
          </table:table-cell>
          <table:table-cell office:value-type="string" calcext:value-type="string">
            <text:p>(set! wordstruct '( (( "a" ) 0) (( "s" "a" ) 0) (( "nx" "aa" ) 0) (( "r" "ee" ) 0) (( "h" "ii" ) 0) ))</text:p>
          </table:table-cell>
          <table:table-cell table:number-columns-repeated="2"/>
          <table:table-cell office:value-type="string" calcext:value-type="string">
            <text:p>असणारेही</text:p>
          </table:table-cell>
          <table:table-cell office:value-type="string" calcext:value-type="string">
            <text:p>(set! wordstruct '( (( "a" "s" ) 0) (( "nx" "aa" ) 0) (( "r" "ee" ) 0) (( "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र्या</text:p>
          </table:table-cell>
          <table:table-cell office:value-type="string" calcext:value-type="string">
            <text:p>(set! wordstruct '( (( "a" ) 0) (( "s" "a" ) 0) (( "nx" "aa" "r" ) 0) (( "y" "aa" ) 0) ))</text:p>
          </table:table-cell>
          <table:table-cell table:number-columns-repeated="2"/>
          <table:table-cell office:value-type="string" calcext:value-type="string">
            <text:p>असणार्या</text:p>
          </table:table-cell>
          <table:table-cell office:value-type="string" calcext:value-type="string">
            <text:p>(set! wordstruct '( (( "a" "s" ) 0) (( "nx" "aa" "r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ऱ्या</text:p>
          </table:table-cell>
          <table:table-cell office:value-type="string" calcext:value-type="string">
            <text:p>(set! wordstruct '( (( "a" ) 0) (( "s" "a" ) 0) (( "nx" "aa" "rx" ) 0) (( "y" "aa" ) 0) ))</text:p>
          </table:table-cell>
          <table:table-cell table:number-columns-repeated="2"/>
          <table:table-cell office:value-type="string" calcext:value-type="string">
            <text:p>असणाऱ्या</text:p>
          </table:table-cell>
          <table:table-cell office:value-type="string" calcext:value-type="string">
            <text:p>(set! wordstruct '( (( "a" "s" ) 0) (( "nx" "aa" "rx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ऱ्याक्रियालहरी</text:p>
          </table:table-cell>
          <table:table-cell office:value-type="string" calcext:value-type="string">
            <text:p>(set! wordstruct '( (( "a" ) 0) (( "s" "a" ) 0) (( "nx" "aa" "rx" ) 0) (( "y" "aa" "k" ) 0) (( "r" "i" ) 0) (( "y" "aa" ) 0) (( "l" "a" "h" ) 0) (( "r" "ii" ) 0) ))</text:p>
          </table:table-cell>
          <table:table-cell table:number-columns-repeated="2"/>
          <table:table-cell office:value-type="string" calcext:value-type="string">
            <text:p>असणाऱ्याक्रियालहरी</text:p>
          </table:table-cell>
          <table:table-cell office:value-type="string" calcext:value-type="string">
            <text:p>(set! wordstruct '( (( "a" "s" ) 0) (( "nx" "aa" "rx" ) 0) (( "y" "aa" "k" ) 0) (( "r" "i" ) 0) (( "y" "aa" ) 0) (( "l" "a" "h" ) 0) (( "r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ाऱ्यांनी</text:p>
          </table:table-cell>
          <table:table-cell office:value-type="string" calcext:value-type="string">
            <text:p>(set! wordstruct '( (( "a" ) 0) (( "s" "a" ) 0) (( "nx" "aa" "rx" ) 0) (( "y" "aa" "q" ) 0) (( "n" "ii" ) 0) ))</text:p>
          </table:table-cell>
          <table:table-cell table:number-columns-repeated="2"/>
          <table:table-cell office:value-type="string" calcext:value-type="string">
            <text:p>असणाऱ्यांनी</text:p>
          </table:table-cell>
          <table:table-cell office:value-type="string" calcext:value-type="string">
            <text:p>(set! wordstruct '( (( "a" "s" ) 0) (( "nx" "aa" "rx" ) 0) (( "y" "aa" "q" ) 0) (( "n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णे</text:p>
          </table:table-cell>
          <table:table-cell office:value-type="string" calcext:value-type="string">
            <text:p>(set! wordstruct '( (( "a" ) 0) (( "s" "a" ) 0) (( "nx" "ee" ) 0) ))</text:p>
          </table:table-cell>
          <table:table-cell table:number-columns-repeated="2"/>
          <table:table-cell office:value-type="string" calcext:value-type="string">
            <text:p>असणे</text:p>
          </table:table-cell>
          <table:table-cell office:value-type="string" calcext:value-type="string">
            <text:p>(set! wordstruct '( (( "a" "s" ) 0) (( "nx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ं</text:p>
          </table:table-cell>
          <table:table-cell office:value-type="string" calcext:value-type="string">
            <text:p>(set! wordstruct '( (( "a" ) 0) (( "s" "a" ) 0) (( "t" "a" "q" ) 0) ))</text:p>
          </table:table-cell>
          <table:table-cell table:number-columns-repeated="2"/>
          <table:table-cell office:value-type="string" calcext:value-type="string">
            <text:p>असतं</text:p>
          </table:table-cell>
          <table:table-cell office:value-type="string" calcext:value-type="string">
            <text:p>(set! wordstruct '( (( "a" "s" ) 0) (( "t" "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</text:p>
          </table:table-cell>
          <table:table-cell office:value-type="string" calcext:value-type="string">
            <text:p>(set! wordstruct '( (( "a" ) 0) (( "s" "a" ) 0) (( "t" "aa" ) 0) ))</text:p>
          </table:table-cell>
          <table:table-cell table:number-columns-repeated="2"/>
          <table:table-cell office:value-type="string" calcext:value-type="string">
            <text:p>असता</text:p>
          </table:table-cell>
          <table:table-cell office:value-type="string" calcext:value-type="string">
            <text:p>(set! wordstruct '( (( "a" "s" ) 0) (( "t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ं</text:p>
          </table:table-cell>
          <table:table-cell office:value-type="string" calcext:value-type="string">
            <text:p>(set! wordstruct '( (( "a" ) 0) (( "s" "a" ) 0) (( "t" "aa" "q" ) 0) ))</text:p>
          </table:table-cell>
          <table:table-cell table:number-columns-repeated="2"/>
          <table:table-cell office:value-type="string" calcext:value-type="string">
            <text:p>असतां</text:p>
          </table:table-cell>
          <table:table-cell office:value-type="string" calcext:value-type="string">
            <text:p>(set! wordstruct '( (( "a" "s" ) 0) (( "t" "a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त</text:p>
          </table:table-cell>
          <table:table-cell office:value-type="string" calcext:value-type="string">
            <text:p>(set! wordstruct '( (( "a" ) 0) (( "s" "a" ) 0) (( "t" "aa" "t" ) 0) ))</text:p>
          </table:table-cell>
          <table:table-cell table:number-columns-repeated="2"/>
          <table:table-cell office:value-type="string" calcext:value-type="string">
            <text:p>असतात</text:p>
          </table:table-cell>
          <table:table-cell office:value-type="string" calcext:value-type="string">
            <text:p>(set! wordstruct '( (( "a" "s" ) 0) (( "t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ना</text:p>
          </table:table-cell>
          <table:table-cell office:value-type="string" calcext:value-type="string">
            <text:p>(set! wordstruct '( (( "a" ) 0) (( "s" "a" ) 0) (( "t" "aa" ) 0) (( "n" "aa" ) 0) ))</text:p>
          </table:table-cell>
          <table:table-cell table:number-columns-repeated="2"/>
          <table:table-cell office:value-type="string" calcext:value-type="string">
            <text:p>असताना</text:p>
          </table:table-cell>
          <table:table-cell office:value-type="string" calcext:value-type="string">
            <text:p>(set! wordstruct '( (( "a" "s" ) 0) (( "t" "aa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ंना</text:p>
          </table:table-cell>
          <table:table-cell office:value-type="string" calcext:value-type="string">
            <text:p>(set! wordstruct '( (( "a" ) 0) (( "s" "a" ) 0) (( "t" "aa" "q" ) 0) (( "n" "aa" ) 0) ))</text:p>
          </table:table-cell>
          <table:table-cell table:number-columns-repeated="2"/>
          <table:table-cell office:value-type="string" calcext:value-type="string">
            <text:p>असतांना</text:p>
          </table:table-cell>
          <table:table-cell office:value-type="string" calcext:value-type="string">
            <text:p>(set! wordstruct '( (( "a" "s" ) 0) (( "t" "aa" "q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नाच</text:p>
          </table:table-cell>
          <table:table-cell office:value-type="string" calcext:value-type="string">
            <text:p>(set! wordstruct '( (( "a" ) 0) (( "s" "a" ) 0) (( "t" "aa" ) 0) (( "n" "aa" "c" ) 0) ))</text:p>
          </table:table-cell>
          <table:table-cell table:number-columns-repeated="2"/>
          <table:table-cell office:value-type="string" calcext:value-type="string">
            <text:p>असतानाच</text:p>
          </table:table-cell>
          <table:table-cell office:value-type="string" calcext:value-type="string">
            <text:p>(set! wordstruct '( (( "a" "s" ) 0) (( "t" "aa" ) 0) (( "n" "aa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ंनाच</text:p>
          </table:table-cell>
          <table:table-cell office:value-type="string" calcext:value-type="string">
            <text:p>(set! wordstruct '( (( "a" ) 0) (( "s" "a" ) 0) (( "t" "aa" "q" ) 0) (( "n" "aa" "c" ) 0) ))</text:p>
          </table:table-cell>
          <table:table-cell table:number-columns-repeated="2"/>
          <table:table-cell office:value-type="string" calcext:value-type="string">
            <text:p>असतांनाच</text:p>
          </table:table-cell>
          <table:table-cell office:value-type="string" calcext:value-type="string">
            <text:p>(set! wordstruct '( (( "a" "s" ) 0) (( "t" "aa" "q" ) 0) (( "n" "aa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ांनाही</text:p>
          </table:table-cell>
          <table:table-cell office:value-type="string" calcext:value-type="string">
            <text:p>(set! wordstruct '( (( "a" ) 0) (( "s" "a" ) 0) (( "t" "aa" "q" ) 0) (( "n" "aa" ) 0) (( "h" "ii" ) 0) ))</text:p>
          </table:table-cell>
          <table:table-cell table:number-columns-repeated="2"/>
          <table:table-cell office:value-type="string" calcext:value-type="string">
            <text:p>असतांनाही</text:p>
          </table:table-cell>
          <table:table-cell office:value-type="string" calcext:value-type="string">
            <text:p>(set! wordstruct '( (( "a" "s" ) 0) (( "t" "aa" "q" ) 0) (( "n" "aa" ) 0) (( "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ी</text:p>
          </table:table-cell>
          <table:table-cell office:value-type="string" calcext:value-type="string">
            <text:p>(set! wordstruct '( (( "a" ) 0) (( "s" "a" ) 0) (( "t" "ii" ) 0) ))</text:p>
          </table:table-cell>
          <table:table-cell table:number-columns-repeated="2"/>
          <table:table-cell office:value-type="string" calcext:value-type="string">
            <text:p>असती</text:p>
          </table:table-cell>
          <table:table-cell office:value-type="string" calcext:value-type="string">
            <text:p>(set! wordstruct '( (( "a" "s" ) 0) (( "t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ील</text:p>
          </table:table-cell>
          <table:table-cell office:value-type="string" calcext:value-type="string">
            <text:p>(set! wordstruct '( (( "a" ) 0) (( "s" "a" ) 0) (( "t" "ii" "l" ) 0) ))</text:p>
          </table:table-cell>
          <table:table-cell table:number-columns-repeated="2"/>
          <table:table-cell office:value-type="string" calcext:value-type="string">
            <text:p>असतील</text:p>
          </table:table-cell>
          <table:table-cell office:value-type="string" calcext:value-type="string">
            <text:p>(set! wordstruct '( (( "a" "s" ) 0) (( "t" "ii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ीलच</text:p>
          </table:table-cell>
          <table:table-cell office:value-type="string" calcext:value-type="string">
            <text:p>(set! wordstruct '( (( "a" ) 0) (( "s" "a" ) 0) (( "t" "ii" ) 0) (( "l" "a" "c" ) 0) ))</text:p>
          </table:table-cell>
          <table:table-cell table:number-columns-repeated="2"/>
          <table:table-cell office:value-type="string" calcext:value-type="string">
            <text:p>असतीलच</text:p>
          </table:table-cell>
          <table:table-cell office:value-type="string" calcext:value-type="string">
            <text:p>(set! wordstruct '( (( "a" "s" ) 0) (( "t" "ii" ) 0) (( "l" "a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े</text:p>
          </table:table-cell>
          <table:table-cell office:value-type="string" calcext:value-type="string">
            <text:p>(set! wordstruct '( (( "a" ) 0) (( "s" "a" ) 0) (( "t" "ee" ) 0) ))</text:p>
          </table:table-cell>
          <table:table-cell table:number-columns-repeated="2"/>
          <table:table-cell office:value-type="string" calcext:value-type="string">
            <text:p>असते</text:p>
          </table:table-cell>
          <table:table-cell office:value-type="string" calcext:value-type="string">
            <text:p>(set! wordstruct '( (( "a" "s" ) 0) (( "t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ें</text:p>
          </table:table-cell>
          <table:table-cell office:value-type="string" calcext:value-type="string">
            <text:p>(set! wordstruct '( (( "a" ) 0) (( "s" "a" ) 0) (( "t" "ee" "q" ) 0) ))</text:p>
          </table:table-cell>
          <table:table-cell table:number-columns-repeated="2"/>
          <table:table-cell office:value-type="string" calcext:value-type="string">
            <text:p>असतें</text:p>
          </table:table-cell>
          <table:table-cell office:value-type="string" calcext:value-type="string">
            <text:p>(set! wordstruct '( (( "a" "s" ) 0) (( "t" "ee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ेच</text:p>
          </table:table-cell>
          <table:table-cell office:value-type="string" calcext:value-type="string">
            <text:p>(set! wordstruct '( (( "a" ) 0) (( "s" "a" ) 0) (( "t" "ee" "c" ) 0) ))</text:p>
          </table:table-cell>
          <table:table-cell table:number-columns-repeated="2"/>
          <table:table-cell office:value-type="string" calcext:value-type="string">
            <text:p>असतेच</text:p>
          </table:table-cell>
          <table:table-cell office:value-type="string" calcext:value-type="string">
            <text:p>(set! wordstruct '( (( "a" "s" ) 0) (( "t" "ee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ो</text:p>
          </table:table-cell>
          <table:table-cell office:value-type="string" calcext:value-type="string">
            <text:p>(set! wordstruct '( (( "a" ) 0) (( "s" "a" ) 0) (( "t" "o" ) 0) ))</text:p>
          </table:table-cell>
          <table:table-cell table:number-columns-repeated="2"/>
          <table:table-cell office:value-type="string" calcext:value-type="string">
            <text:p>असतो</text:p>
          </table:table-cell>
          <table:table-cell office:value-type="string" calcext:value-type="string">
            <text:p>(set! wordstruct '( (( "a" "s" ) 0) (( "t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तोच</text:p>
          </table:table-cell>
          <table:table-cell office:value-type="string" calcext:value-type="string">
            <text:p>(set! wordstruct '( (( "a" ) 0) (( "s" "a" ) 0) (( "t" "o" "c" ) 0) ))</text:p>
          </table:table-cell>
          <table:table-cell table:number-columns-repeated="2"/>
          <table:table-cell office:value-type="string" calcext:value-type="string">
            <text:p>असतोच</text:p>
          </table:table-cell>
          <table:table-cell office:value-type="string" calcext:value-type="string">
            <text:p>(set! wordstruct '( (( "a" "s" ) 0) (( "t" "o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मतोल</text:p>
          </table:table-cell>
          <table:table-cell office:value-type="string" calcext:value-type="string">
            <text:p>(set! wordstruct '( (( "a" ) 0) (( "s" "a" "m" ) 0) (( "t" "o" "l" ) 0) ))</text:p>
          </table:table-cell>
          <table:table-cell table:number-columns-repeated="2"/>
          <table:table-cell office:value-type="string" calcext:value-type="string">
            <text:p>असमतोल</text:p>
          </table:table-cell>
          <table:table-cell office:value-type="string" calcext:value-type="string">
            <text:p>(set! wordstruct '( (( "a" "s" ) 0) (( "m" "a" ) 0) (( "t" "o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ा</text:p>
          </table:table-cell>
          <table:table-cell office:value-type="string" calcext:value-type="string">
            <text:p>(set! wordstruct '( (( "a" ) 0) (( "s" "a" ) 0) (( "l" "aa" ) 0) ))</text:p>
          </table:table-cell>
          <table:table-cell table:number-columns-repeated="2"/>
          <table:table-cell office:value-type="string" calcext:value-type="string">
            <text:p>असला</text:p>
          </table:table-cell>
          <table:table-cell office:value-type="string" calcext:value-type="string">
            <text:p>(set! wordstruct '( (( "a" "s" ) 0) (( "l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ास</text:p>
          </table:table-cell>
          <table:table-cell office:value-type="string" calcext:value-type="string">
            <text:p>(set! wordstruct '( (( "a" ) 0) (( "s" "a" ) 0) (( "l" "aa" "s" ) 0) ))</text:p>
          </table:table-cell>
          <table:table-cell table:number-columns-repeated="2"/>
          <table:table-cell office:value-type="string" calcext:value-type="string">
            <text:p>असलास</text:p>
          </table:table-cell>
          <table:table-cell office:value-type="string" calcext:value-type="string">
            <text:p>(set! wordstruct '( (( "a" "s" ) 0) (( "l" "a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ी</text:p>
          </table:table-cell>
          <table:table-cell office:value-type="string" calcext:value-type="string">
            <text:p>(set! wordstruct '( (( "a" ) 0) (( "s" "a" ) 0) (( "l" "ii" ) 0) ))</text:p>
          </table:table-cell>
          <table:table-cell table:number-columns-repeated="2"/>
          <table:table-cell office:value-type="string" calcext:value-type="string">
            <text:p>असली</text:p>
          </table:table-cell>
          <table:table-cell office:value-type="string" calcext:value-type="string">
            <text:p>(set! wordstruct '( (( "a" "s" ) 0) (( "l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ीस</text:p>
          </table:table-cell>
          <table:table-cell office:value-type="string" calcext:value-type="string">
            <text:p>(set! wordstruct '( (( "a" ) 0) (( "s" "a" ) 0) (( "l" "ii" "s" ) 0) ))</text:p>
          </table:table-cell>
          <table:table-cell table:number-columns-repeated="2"/>
          <table:table-cell office:value-type="string" calcext:value-type="string">
            <text:p>असलीस</text:p>
          </table:table-cell>
          <table:table-cell office:value-type="string" calcext:value-type="string">
            <text:p>(set! wordstruct '( (( "a" "s" ) 0) (( "l" "ii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े</text:p>
          </table:table-cell>
          <table:table-cell office:value-type="string" calcext:value-type="string">
            <text:p>(set! wordstruct '( (( "a" ) 0) (( "s" "a" ) 0) (( "l" "ee" ) 0) ))</text:p>
          </table:table-cell>
          <table:table-cell table:number-columns-repeated="2"/>
          <table:table-cell office:value-type="string" calcext:value-type="string">
            <text:p>असले</text:p>
          </table:table-cell>
          <table:table-cell office:value-type="string" calcext:value-type="string">
            <text:p>(set! wordstruct '( (( "a" "s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ेला</text:p>
          </table:table-cell>
          <table:table-cell office:value-type="string" calcext:value-type="string">
            <text:p>(set! wordstruct '( (( "a" ) 0) (( "s" "a" ) 0) (( "l" "ee" ) 0) (( "l" "aa" ) 0) ))</text:p>
          </table:table-cell>
          <table:table-cell table:number-columns-repeated="2"/>
          <table:table-cell office:value-type="string" calcext:value-type="string">
            <text:p>असलेला</text:p>
          </table:table-cell>
          <table:table-cell office:value-type="string" calcext:value-type="string">
            <text:p>(set! wordstruct '( (( "a" "s" ) 0) (( "l" "ee" ) 0) (( "l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ेली</text:p>
          </table:table-cell>
          <table:table-cell office:value-type="string" calcext:value-type="string">
            <text:p>(set! wordstruct '( (( "a" ) 0) (( "s" "a" ) 0) (( "l" "ee" ) 0) (( "l" "ii" ) 0) ))</text:p>
          </table:table-cell>
          <table:table-cell table:number-columns-repeated="2"/>
          <table:table-cell office:value-type="string" calcext:value-type="string">
            <text:p>असलेली</text:p>
          </table:table-cell>
          <table:table-cell office:value-type="string" calcext:value-type="string">
            <text:p>(set! wordstruct '( (( "a" "s" ) 0) (( "l" "ee" ) 0) (( "l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ेले</text:p>
          </table:table-cell>
          <table:table-cell office:value-type="string" calcext:value-type="string">
            <text:p>(set! wordstruct '( (( "a" ) 0) (( "s" "a" ) 0) (( "l" "ee" ) 0) (( "l" "ee" ) 0) ))</text:p>
          </table:table-cell>
          <table:table-cell table:number-columns-repeated="2"/>
          <table:table-cell office:value-type="string" calcext:value-type="string">
            <text:p>असलेले</text:p>
          </table:table-cell>
          <table:table-cell office:value-type="string" calcext:value-type="string">
            <text:p>(set! wordstruct '( (( "a" "s" ) 0) (( "l" "ee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ेल्या</text:p>
          </table:table-cell>
          <table:table-cell office:value-type="string" calcext:value-type="string">
            <text:p>(set! wordstruct '( (( "a" ) 0) (( "s" "a" ) 0) (( "l" "ee" "l" ) 0) (( "y" "aa" ) 0) ))</text:p>
          </table:table-cell>
          <table:table-cell table:number-columns-repeated="2"/>
          <table:table-cell office:value-type="string" calcext:value-type="string">
            <text:p>असलेल्या</text:p>
          </table:table-cell>
          <table:table-cell office:value-type="string" calcext:value-type="string">
            <text:p>(set! wordstruct '( (( "a" "s" ) 0) (( "l" "ee" "l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ेल्याचे</text:p>
          </table:table-cell>
          <table:table-cell office:value-type="string" calcext:value-type="string">
            <text:p>(set! wordstruct '( (( "a" ) 0) (( "s" "a" ) 0) (( "l" "ee" "l" ) 0) (( "y" "aa" ) 0) (( "c" "ee" ) 0) ))</text:p>
          </table:table-cell>
          <table:table-cell table:number-columns-repeated="2"/>
          <table:table-cell office:value-type="string" calcext:value-type="string">
            <text:p>असलेल्याचे</text:p>
          </table:table-cell>
          <table:table-cell office:value-type="string" calcext:value-type="string">
            <text:p>(set! wordstruct '( (( "a" "s" ) 0) (( "l" "ee" "l" ) 0) (( "y" "aa" ) 0) (( "c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लो</text:p>
          </table:table-cell>
          <table:table-cell office:value-type="string" calcext:value-type="string">
            <text:p>(set! wordstruct '( (( "a" ) 0) (( "s" "a" ) 0) (( "l" "o" ) 0) ))</text:p>
          </table:table-cell>
          <table:table-cell table:number-columns-repeated="2"/>
          <table:table-cell office:value-type="string" calcext:value-type="string">
            <text:p>असलो</text:p>
          </table:table-cell>
          <table:table-cell office:value-type="string" calcext:value-type="string">
            <text:p>(set! wordstruct '( (( "a" "s" ) 0) (( "l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शील</text:p>
          </table:table-cell>
          <table:table-cell office:value-type="string" calcext:value-type="string">
            <text:p>(set! wordstruct '( (( "a" ) 0) (( "s" "a" ) 0) (( "sh" "ii" "l" ) 0) ))</text:p>
          </table:table-cell>
          <table:table-cell table:number-columns-repeated="2"/>
          <table:table-cell office:value-type="string" calcext:value-type="string">
            <text:p>असशील</text:p>
          </table:table-cell>
          <table:table-cell office:value-type="string" calcext:value-type="string">
            <text:p>(set! wordstruct '( (( "a" "s" ) 0) (( "sh" "ii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हमदाबादची</text:p>
          </table:table-cell>
          <table:table-cell office:value-type="string" calcext:value-type="string">
            <text:p>(set! wordstruct '( (( "a" ) 0) (( "h" "a" "m" ) 0) (( "d" "aa" ) 0) (( "b" "aa" "d" ) 0) (( "c" "ii" ) 0) ))</text:p>
          </table:table-cell>
          <table:table-cell table:number-columns-repeated="2"/>
          <table:table-cell office:value-type="string" calcext:value-type="string">
            <text:p>अहमदाबादची</text:p>
          </table:table-cell>
          <table:table-cell office:value-type="string" calcext:value-type="string">
            <text:p>(set! wordstruct '( (( "a" "h" ) 0) (( "m" "a" ) 0) (( "d" "aa" ) 0) (( "b" "aa" "d" ) 0) (( "c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हमहिका</text:p>
          </table:table-cell>
          <table:table-cell office:value-type="string" calcext:value-type="string">
            <text:p>(set! wordstruct '( (( "a" ) 0) (( "h" "a" "m" ) 0) (( "h" "i" ) 0) (( "k" "aa" ) 0) ))</text:p>
          </table:table-cell>
          <table:table-cell table:number-columns-repeated="2"/>
          <table:table-cell office:value-type="string" calcext:value-type="string">
            <text:p>अहमहिका</text:p>
          </table:table-cell>
          <table:table-cell office:value-type="string" calcext:value-type="string">
            <text:p>(set! wordstruct '( (( "a" "h" ) 0) (( "m" "a" ) 0) (( "h" "i" ) 0) (( "k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रडाओरडा</text:p>
          </table:table-cell>
          <table:table-cell office:value-type="string" calcext:value-type="string">
            <text:p>(set! wordstruct '( (( "aa" ) 0) (( "r" "a" ) 0) (( "dx" "aa" ) 0) (( "o" "r" ) 0) (( "dx" "aa" ) 0) ))</text:p>
          </table:table-cell>
          <table:table-cell table:number-columns-repeated="2"/>
          <table:table-cell office:value-type="string" calcext:value-type="string">
            <text:p>आरडाओरडा</text:p>
          </table:table-cell>
          <table:table-cell office:value-type="string" calcext:value-type="string">
            <text:p>(set! wordstruct '( (( "aa" "r" ) 0) (( "dx" "aa" ) 0) (( "o" "r" ) 0) (( "dx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रती</text:p>
          </table:table-cell>
          <table:table-cell office:value-type="string" calcext:value-type="string">
            <text:p>(set! wordstruct '( (( "aa" ) 0) (( "r" "a" ) 0) (( "t" "ii" ) 0) ))</text:p>
          </table:table-cell>
          <table:table-cell table:number-columns-repeated="2"/>
          <table:table-cell office:value-type="string" calcext:value-type="string">
            <text:p>आरती</text:p>
          </table:table-cell>
          <table:table-cell office:value-type="string" calcext:value-type="string">
            <text:p>(set! wordstruct '( (( "aa" "r" ) 0) (( "t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रमूर</text:p>
          </table:table-cell>
          <table:table-cell office:value-type="string" calcext:value-type="string">
            <text:p>(set! wordstruct '( (( "aa" ) 0) (( "r" "a" ) 0) (( "m" "uu" "r" ) 0) ))</text:p>
          </table:table-cell>
          <table:table-cell table:number-columns-repeated="2"/>
          <table:table-cell office:value-type="string" calcext:value-type="string">
            <text:p>आरमूर</text:p>
          </table:table-cell>
          <table:table-cell office:value-type="string" calcext:value-type="string">
            <text:p>(set! wordstruct '( (( "aa" "r" ) 0) (( "m" "uu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रशाप्रमाणे</text:p>
          </table:table-cell>
          <table:table-cell office:value-type="string" calcext:value-type="string">
            <text:p>(set! wordstruct '( (( "aa" ) 0) (( "r" "a" ) 0) (( "sh" "aa" "p" ) 0) (( "r" "a" ) 0) (( "m" "aa" ) 0) (( "nx" "ee" ) 0) ))</text:p>
          </table:table-cell>
          <table:table-cell table:number-columns-repeated="2"/>
          <table:table-cell office:value-type="string" calcext:value-type="string">
            <text:p>आरशाप्रमाणे</text:p>
          </table:table-cell>
          <table:table-cell office:value-type="string" calcext:value-type="string">
            <text:p>(set! wordstruct '( (( "aa" "r" ) 0) (( "sh" "aa" "p" ) 0) (( "r" "a" ) 0) (( "m" "aa" ) 0) (( "nx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ळशासारखं</text:p>
          </table:table-cell>
          <table:table-cell office:value-type="string" calcext:value-type="string">
            <text:p>(set! wordstruct '( (( "aa" ) 0) (( "lx" "a" ) 0) (( "sh" "aa" ) 0) (( "s" "aa" "r" ) 0) (( "kh" "a" "q" ) 0) ))</text:p>
          </table:table-cell>
          <table:table-cell table:number-columns-repeated="2"/>
          <table:table-cell office:value-type="string" calcext:value-type="string">
            <text:p>आळशासारखं</text:p>
          </table:table-cell>
          <table:table-cell office:value-type="string" calcext:value-type="string">
            <text:p>(set! wordstruct '( (( "aa" "lx" ) 0) (( "sh" "aa" ) 0) (( "s" "aa" "r" ) 0) (( "kh" "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ळशी</text:p>
          </table:table-cell>
          <table:table-cell office:value-type="string" calcext:value-type="string">
            <text:p>(set! wordstruct '( (( "aa" ) 0) (( "lx" "a" ) 0) (( "sh" "ii" ) 0) ))</text:p>
          </table:table-cell>
          <table:table-cell table:number-columns-repeated="2"/>
          <table:table-cell office:value-type="string" calcext:value-type="string">
            <text:p>आळशी</text:p>
          </table:table-cell>
          <table:table-cell office:value-type="string" calcext:value-type="string">
            <text:p>(set! wordstruct '( (( "aa" "lx" ) 0) (( "s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शयाची</text:p>
          </table:table-cell>
          <table:table-cell office:value-type="string" calcext:value-type="string">
            <text:p>(set! wordstruct '( (( "aa" ) 0) (( "sh" "a" ) 0) (( "y" "aa" ) 0) (( "c" "ii" ) 0) ))</text:p>
          </table:table-cell>
          <table:table-cell table:number-columns-repeated="2"/>
          <table:table-cell office:value-type="string" calcext:value-type="string">
            <text:p>आशयाची</text:p>
          </table:table-cell>
          <table:table-cell office:value-type="string" calcext:value-type="string">
            <text:p>(set! wordstruct '( (( "aa" "sh" ) 0) (( "y" "aa" ) 0) (( "c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ने</text:p>
          </table:table-cell>
          <table:table-cell office:value-type="string" calcext:value-type="string">
            <text:p>(set! wordstruct '( (( "aa" ) 0) (( "s" "a" ) 0) (( "n" "ee" ) 0) ))</text:p>
          </table:table-cell>
          <table:table-cell table:number-columns-repeated="2"/>
          <table:table-cell office:value-type="string" calcext:value-type="string">
            <text:p>आसने</text:p>
          </table:table-cell>
          <table:table-cell office:value-type="string" calcext:value-type="string">
            <text:p>(set! wordstruct '( (( "aa" "s" ) 0) (( "n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पास</text:p>
          </table:table-cell>
          <table:table-cell office:value-type="string" calcext:value-type="string">
            <text:p>(set! wordstruct '( (( "aa" ) 0) (( "s" "a" ) 0) (( "p" "aa" "s" ) 0) ))</text:p>
          </table:table-cell>
          <table:table-cell table:number-columns-repeated="2"/>
          <table:table-cell office:value-type="string" calcext:value-type="string">
            <text:p>आसपास</text:p>
          </table:table-cell>
          <table:table-cell office:value-type="string" calcext:value-type="string">
            <text:p>(set! wordstruct '( (( "aa" "s" ) 0) (( "p" "a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मंत</text:p>
          </table:table-cell>
          <table:table-cell office:value-type="string" calcext:value-type="string">
            <text:p>(set! wordstruct '( (( "aa" ) 0) (( "s" "a" ) 0) (( "m" "a" "q" "t" ) 0) ))</text:p>
          </table:table-cell>
          <table:table-cell table:number-columns-repeated="2"/>
          <table:table-cell office:value-type="string" calcext:value-type="string">
            <text:p>आसमंत</text:p>
          </table:table-cell>
          <table:table-cell office:value-type="string" calcext:value-type="string">
            <text:p>(set! wordstruct '( (( "aa" "s" ) 0) (( "m" "a" "q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मंतात</text:p>
          </table:table-cell>
          <table:table-cell office:value-type="string" calcext:value-type="string">
            <text:p>(set! wordstruct '( (( "aa" ) 0) (( "s" "a" ) 0) (( "m" "a" "q" ) 0) (( "t" "aa" "t" ) 0) ))</text:p>
          </table:table-cell>
          <table:table-cell table:number-columns-repeated="2"/>
          <table:table-cell office:value-type="string" calcext:value-type="string">
            <text:p>आसमंतात</text:p>
          </table:table-cell>
          <table:table-cell office:value-type="string" calcext:value-type="string">
            <text:p>(set! wordstruct '( (( "aa" "s" ) 0) (( "m" "a" "q" ) 0) (( "t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मंतातले</text:p>
          </table:table-cell>
          <table:table-cell office:value-type="string" calcext:value-type="string">
            <text:p>(set! wordstruct '( (( "aa" ) 0) (( "s" "a" ) 0) (( "m" "a" "q" ) 0) (( "t" "aa" "t" ) 0) (( "l" "ee" ) 0) ))</text:p>
          </table:table-cell>
          <table:table-cell table:number-columns-repeated="2"/>
          <table:table-cell office:value-type="string" calcext:value-type="string">
            <text:p>आसमंतातले</text:p>
          </table:table-cell>
          <table:table-cell office:value-type="string" calcext:value-type="string">
            <text:p>(set! wordstruct '( (( "aa" "s" ) 0) (( "m" "a" "q" ) 0) (( "t" "aa" "t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रा</text:p>
          </table:table-cell>
          <table:table-cell office:value-type="string" calcext:value-type="string">
            <text:p>(set! wordstruct '( (( "aa" ) 0) (( "s" "a" ) 0) (( "r" "aa" ) 0) ))</text:p>
          </table:table-cell>
          <table:table-cell table:number-columns-repeated="2"/>
          <table:table-cell office:value-type="string" calcext:value-type="string">
            <text:p>आसरा</text:p>
          </table:table-cell>
          <table:table-cell office:value-type="string" calcext:value-type="string">
            <text:p>(set! wordstruct '( (( "aa" "s" ) 0) (( "r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सवातून</text:p>
          </table:table-cell>
          <table:table-cell office:value-type="string" calcext:value-type="string">
            <text:p>(set! wordstruct '( (( "aa" ) 0) (( "s" "a" ) 0) (( "w" "aa" ) 0) (( "t" "uu" "n" ) 0) ))</text:p>
          </table:table-cell>
          <table:table-cell table:number-columns-repeated="2"/>
          <table:table-cell office:value-type="string" calcext:value-type="string">
            <text:p>आसवातून</text:p>
          </table:table-cell>
          <table:table-cell office:value-type="string" calcext:value-type="string">
            <text:p>(set! wordstruct '( (( "aa" "s" ) 0) (( "w" "aa" ) 0) (( "t" "uu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हलादक</text:p>
          </table:table-cell>
          <table:table-cell office:value-type="string" calcext:value-type="string">
            <text:p>(set! wordstruct '( (( "aa" ) 0) (( "h" "a" ) 0) (( "l" "aa" ) 0) (( "d" "a" "k" ) 0) ))</text:p>
          </table:table-cell>
          <table:table-cell table:number-columns-repeated="2"/>
          <table:table-cell office:value-type="string" calcext:value-type="string">
            <text:p>आहलादक</text:p>
          </table:table-cell>
          <table:table-cell office:value-type="string" calcext:value-type="string">
            <text:p>(set! wordstruct '( (( "aa" "h" ) 0) (( "l" "aa" ) 0) (( "d" "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इसमाची</text:p>
          </table:table-cell>
          <table:table-cell office:value-type="string" calcext:value-type="string">
            <text:p>(set! wordstruct '( (( "i" ) 0) (( "s" "a" ) 0) (( "m" "aa" ) 0) (( "c" "ii" ) 0) ))</text:p>
          </table:table-cell>
          <table:table-cell table:number-columns-repeated="2"/>
          <table:table-cell office:value-type="string" calcext:value-type="string">
            <text:p>इसमाची</text:p>
          </table:table-cell>
          <table:table-cell office:value-type="string" calcext:value-type="string">
            <text:p>(set! wordstruct '( (( "i" "s" ) 0) (( "m" "aa" ) 0) (( "c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इसवी</text:p>
          </table:table-cell>
          <table:table-cell office:value-type="string" calcext:value-type="string">
            <text:p>(set! wordstruct '( (( "i" ) 0) (( "s" "a" ) 0) (( "w" "ii" ) 0) ))</text:p>
          </table:table-cell>
          <table:table-cell table:number-columns-repeated="2"/>
          <table:table-cell office:value-type="string" calcext:value-type="string">
            <text:p>इसवी</text:p>
          </table:table-cell>
          <table:table-cell office:value-type="string" calcext:value-type="string">
            <text:p>(set! wordstruct '( (( "i" "s" ) 0) (( "w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इसवीचे</text:p>
          </table:table-cell>
          <table:table-cell office:value-type="string" calcext:value-type="string">
            <text:p>(set! wordstruct '( (( "i" ) 0) (( "s" "a" ) 0) (( "w" "ii" ) 0) (( "c" "ee" ) 0) ))</text:p>
          </table:table-cell>
          <table:table-cell table:number-columns-repeated="2"/>
          <table:table-cell office:value-type="string" calcext:value-type="string">
            <text:p>इसवीचे</text:p>
          </table:table-cell>
          <table:table-cell office:value-type="string" calcext:value-type="string">
            <text:p>(set! wordstruct '( (( "i" "s" ) 0) (( "w" "ii" ) 0) (( "c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ईशचिंतनात</text:p>
          </table:table-cell>
          <table:table-cell office:value-type="string" calcext:value-type="string">
            <text:p>(set! wordstruct '( (( "ii" ) 0) (( "sh" "a" ) 0) (( "c" "i" "q" ) 0) (( "t" "a" ) 0) (( "n" "aa" "t" ) 0) ))</text:p>
          </table:table-cell>
          <table:table-cell table:number-columns-repeated="2"/>
          <table:table-cell office:value-type="string" calcext:value-type="string">
            <text:p>ईशचिंतनात</text:p>
          </table:table-cell>
          <table:table-cell office:value-type="string" calcext:value-type="string">
            <text:p>(set! wordstruct '( (( "ii" "sh" ) 0) (( "c" "i" "q" ) 0) (( "t" "a" ) 0) (( "n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णार</text:p>
          </table:table-cell>
          <table:table-cell office:value-type="string" calcext:value-type="string">
            <text:p>(set! wordstruct '( (( "u" ) 0) (( "r" "a" ) 0) (( "nx" "aa" "r" ) 0) ))</text:p>
          </table:table-cell>
          <table:table-cell table:number-columns-repeated="2"/>
          <table:table-cell office:value-type="string" calcext:value-type="string">
            <text:p>उरणार</text:p>
          </table:table-cell>
          <table:table-cell office:value-type="string" calcext:value-type="string">
            <text:p>(set! wordstruct '( (( "u" "r" ) 0) (( "nx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ला</text:p>
          </table:table-cell>
          <table:table-cell office:value-type="string" calcext:value-type="string">
            <text:p>(set! wordstruct '( (( "u" ) 0) (( "r" "a" ) 0) (( "l" "aa" ) 0) ))</text:p>
          </table:table-cell>
          <table:table-cell table:number-columns-repeated="2"/>
          <table:table-cell office:value-type="string" calcext:value-type="string">
            <text:p>उरला</text:p>
          </table:table-cell>
          <table:table-cell office:value-type="string" calcext:value-type="string">
            <text:p>(set! wordstruct '( (( "u" "r" ) 0) (( "l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ले</text:p>
          </table:table-cell>
          <table:table-cell office:value-type="string" calcext:value-type="string">
            <text:p>(set! wordstruct '( (( "u" ) 0) (( "r" "a" ) 0) (( "l" "ee" ) 0) ))</text:p>
          </table:table-cell>
          <table:table-cell table:number-columns-repeated="2"/>
          <table:table-cell office:value-type="string" calcext:value-type="string">
            <text:p>उरले</text:p>
          </table:table-cell>
          <table:table-cell office:value-type="string" calcext:value-type="string">
            <text:p>(set! wordstruct '( (( "u" "r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लेलं</text:p>
          </table:table-cell>
          <table:table-cell office:value-type="string" calcext:value-type="string">
            <text:p>(set! wordstruct '( (( "u" ) 0) (( "r" "a" ) 0) (( "l" "ee" ) 0) (( "l" "a" "q" ) 0) ))</text:p>
          </table:table-cell>
          <table:table-cell table:number-columns-repeated="2"/>
          <table:table-cell office:value-type="string" calcext:value-type="string">
            <text:p>उरलेलं</text:p>
          </table:table-cell>
          <table:table-cell office:value-type="string" calcext:value-type="string">
            <text:p>(set! wordstruct '( (( "u" "r" ) 0) (( "l" "ee" ) 0) (( "l" "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लेले</text:p>
          </table:table-cell>
          <table:table-cell office:value-type="string" calcext:value-type="string">
            <text:p>(set! wordstruct '( (( "u" ) 0) (( "r" "a" ) 0) (( "l" "ee" ) 0) (( "l" "ee" ) 0) ))</text:p>
          </table:table-cell>
          <table:table-cell table:number-columns-repeated="2"/>
          <table:table-cell office:value-type="string" calcext:value-type="string">
            <text:p>उरलेले</text:p>
          </table:table-cell>
          <table:table-cell office:value-type="string" calcext:value-type="string">
            <text:p>(set! wordstruct '( (( "u" "r" ) 0) (( "l" "ee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लेल्या</text:p>
          </table:table-cell>
          <table:table-cell office:value-type="string" calcext:value-type="string">
            <text:p>(set! wordstruct '( (( "u" ) 0) (( "r" "a" ) 0) (( "l" "ee" "l" ) 0) (( "y" "aa" ) 0) ))</text:p>
          </table:table-cell>
          <table:table-cell table:number-columns-repeated="2"/>
          <table:table-cell office:value-type="string" calcext:value-type="string">
            <text:p>उरलेल्या</text:p>
          </table:table-cell>
          <table:table-cell office:value-type="string" calcext:value-type="string">
            <text:p>(set! wordstruct '( (( "u" "r" ) 0) (( "l" "ee" "l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रविले</text:p>
          </table:table-cell>
          <table:table-cell office:value-type="string" calcext:value-type="string">
            <text:p>(set! wordstruct '( (( "u" ) 0) (( "r" "a" ) 0) (( "w" "i" ) 0) (( "l" "ee" ) 0) ))</text:p>
          </table:table-cell>
          <table:table-cell table:number-columns-repeated="2"/>
          <table:table-cell office:value-type="string" calcext:value-type="string">
            <text:p>उरविले</text:p>
          </table:table-cell>
          <table:table-cell office:value-type="string" calcext:value-type="string">
            <text:p>(set! wordstruct '( (( "u" "r" ) 0) (( "w" "i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लगडत</text:p>
          </table:table-cell>
          <table:table-cell office:value-type="string" calcext:value-type="string">
            <text:p>(set! wordstruct '( (( "u" ) 0) (( "l" "a" "g" ) 0) (( "dx" "a" "t" ) 0) ))</text:p>
          </table:table-cell>
          <table:table-cell table:number-columns-repeated="2"/>
          <table:table-cell office:value-type="string" calcext:value-type="string">
            <text:p>उलगडत</text:p>
          </table:table-cell>
          <table:table-cell office:value-type="string" calcext:value-type="string">
            <text:p>(set! wordstruct '( (( "u" "l" ) 0) (( "g" "a" ) 0) (( "dx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लटा</text:p>
          </table:table-cell>
          <table:table-cell office:value-type="string" calcext:value-type="string">
            <text:p>(set! wordstruct '( (( "u" ) 0) (( "l" "a" ) 0) (( "tx" "aa" ) 0) ))</text:p>
          </table:table-cell>
          <table:table-cell table:number-columns-repeated="2"/>
          <table:table-cell office:value-type="string" calcext:value-type="string">
            <text:p>उलटा</text:p>
          </table:table-cell>
          <table:table-cell office:value-type="string" calcext:value-type="string">
            <text:p>(set! wordstruct '( (( "u" "l" ) 0) (( "tx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लटाच</text:p>
          </table:table-cell>
          <table:table-cell office:value-type="string" calcext:value-type="string">
            <text:p>(set! wordstruct '( (( "u" ) 0) (( "l" "a" ) 0) (( "tx" "aa" "c" ) 0) ))</text:p>
          </table:table-cell>
          <table:table-cell table:number-columns-repeated="2"/>
          <table:table-cell office:value-type="string" calcext:value-type="string">
            <text:p>उलटाच</text:p>
          </table:table-cell>
          <table:table-cell office:value-type="string" calcext:value-type="string">
            <text:p>(set! wordstruct '( (( "u" "l" ) 0) (( "tx" "aa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लटी</text:p>
          </table:table-cell>
          <table:table-cell office:value-type="string" calcext:value-type="string">
            <text:p>(set! wordstruct '( (( "u" ) 0) (( "l" "a" ) 0) (( "tx" "ii" ) 0) ))</text:p>
          </table:table-cell>
          <table:table-cell table:number-columns-repeated="2"/>
          <table:table-cell office:value-type="string" calcext:value-type="string">
            <text:p>उलटी</text:p>
          </table:table-cell>
          <table:table-cell office:value-type="string" calcext:value-type="string">
            <text:p>(set! wordstruct '( (( "u" "l" ) 0) (( "tx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लटीद्वारे</text:p>
          </table:table-cell>
          <table:table-cell office:value-type="string" calcext:value-type="string">
            <text:p>(set! wordstruct '( (( "u" ) 0) (( "l" "a" ) 0) (( "tx" "ii" "d" ) 0) (( "w" "aa" ) 0) (( "r" "ee" ) 0) ))</text:p>
          </table:table-cell>
          <table:table-cell table:number-columns-repeated="2"/>
          <table:table-cell office:value-type="string" calcext:value-type="string">
            <text:p>उलटीद्वारे</text:p>
          </table:table-cell>
          <table:table-cell office:value-type="string" calcext:value-type="string">
            <text:p>(set! wordstruct '( (( "u" "l" ) 0) (( "tx" "ii" "d" ) 0) (( "w" "aa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लटेसुलटे</text:p>
          </table:table-cell>
          <table:table-cell office:value-type="string" calcext:value-type="string">
            <text:p>(set! wordstruct '( (( "u" ) 0) (( "l" "a" ) 0) (( "tx" "ee" ) 0) (( "s" "u" "l" ) 0) (( "tx" "ee" ) 0) ))</text:p>
          </table:table-cell>
          <table:table-cell table:number-columns-repeated="2"/>
          <table:table-cell office:value-type="string" calcext:value-type="string">
            <text:p>उलटेसुलटे</text:p>
          </table:table-cell>
          <table:table-cell office:value-type="string" calcext:value-type="string">
            <text:p>(set! wordstruct '( (( "u" "l" ) 0) (( "tx" "ee" ) 0) (( "s" "u" "l" ) 0) (( "tx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सगाव</text:p>
          </table:table-cell>
          <table:table-cell office:value-type="string" calcext:value-type="string">
            <text:p>(set! wordstruct '( (( "u" ) 0) (( "s" "a" ) 0) (( "g" "aa" "w" ) 0) ))</text:p>
          </table:table-cell>
          <table:table-cell table:number-columns-repeated="2"/>
          <table:table-cell office:value-type="string" calcext:value-type="string">
            <text:p>उसगाव</text:p>
          </table:table-cell>
          <table:table-cell office:value-type="string" calcext:value-type="string">
            <text:p>(set! wordstruct '( (( "u" "s" ) 0) (( "g" "aa" "w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सळत</text:p>
          </table:table-cell>
          <table:table-cell office:value-type="string" calcext:value-type="string">
            <text:p>(set! wordstruct '( (( "u" ) 0) (( "s" "a" ) 0) (( "lx" "a" "t" ) 0) ))</text:p>
          </table:table-cell>
          <table:table-cell table:number-columns-repeated="2"/>
          <table:table-cell office:value-type="string" calcext:value-type="string">
            <text:p>उसळत</text:p>
          </table:table-cell>
          <table:table-cell office:value-type="string" calcext:value-type="string">
            <text:p>(set! wordstruct '( (( "u" "s" ) 0) (( "lx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सळून</text:p>
          </table:table-cell>
          <table:table-cell office:value-type="string" calcext:value-type="string">
            <text:p>(set! wordstruct '( (( "u" ) 0) (( "s" "a" ) 0) (( "lx" "uu" "n" ) 0) ))</text:p>
          </table:table-cell>
          <table:table-cell table:number-columns-repeated="2"/>
          <table:table-cell office:value-type="string" calcext:value-type="string">
            <text:p>उसळून</text:p>
          </table:table-cell>
          <table:table-cell office:value-type="string" calcext:value-type="string">
            <text:p>(set! wordstruct '( (( "u" "s" ) 0) (( "lx" "uu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लकुंचवार</text:p>
          </table:table-cell>
          <table:table-cell office:value-type="string" calcext:value-type="string">
            <text:p>(set! wordstruct '( (( "ee" ) 0) (( "l" "a" ) 0) (( "k" "u" "q" ) 0) (( "c" "a" ) 0) (( "w" "aa" "r" ) 0) ))</text:p>
          </table:table-cell>
          <table:table-cell table:number-columns-repeated="2"/>
          <table:table-cell office:value-type="string" calcext:value-type="string">
            <text:p>एलकुंचवार</text:p>
          </table:table-cell>
          <table:table-cell office:value-type="string" calcext:value-type="string">
            <text:p>(set! wordstruct '( (( "ee" "l" ) 0) (( "k" "u" "q" ) 0) (( "c" "a" ) 0) (( "w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लचा</text:p>
          </table:table-cell>
          <table:table-cell office:value-type="string" calcext:value-type="string">
            <text:p>(set! wordstruct '( (( "ee" ) 0) (( "l" "a" ) 0) (( "c" "aa" ) 0) ))</text:p>
          </table:table-cell>
          <table:table-cell table:number-columns-repeated="2"/>
          <table:table-cell office:value-type="string" calcext:value-type="string">
            <text:p>एलचा</text:p>
          </table:table-cell>
          <table:table-cell office:value-type="string" calcext:value-type="string">
            <text:p>(set! wordstruct '( (( "ee" "l" ) 0) (( "c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सकाळी</text:p>
          </table:table-cell>
          <table:table-cell office:value-type="string" calcext:value-type="string">
            <text:p>(set! wordstruct '( (( "ee" ) 0) (( "s" "a" ) 0) (( "k" "aa" ) 0) (( "lx" "ii" ) 0) ))</text:p>
          </table:table-cell>
          <table:table-cell table:number-columns-repeated="2"/>
          <table:table-cell office:value-type="string" calcext:value-type="string">
            <text:p>एसकाळी</text:p>
          </table:table-cell>
          <table:table-cell office:value-type="string" calcext:value-type="string">
            <text:p>(set! wordstruct '( (( "ee" "s" ) 0) (( "k" "aa" ) 0) (( "lx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सकाळीआय</text:p>
          </table:table-cell>
          <table:table-cell office:value-type="string" calcext:value-type="string">
            <text:p>(set! wordstruct '( (( "ee" ) 0) (( "s" "a" ) 0) (( "k" "aa" ) 0) (( "lx" "ii" ) 0) (( "aa" "y" ) 0) ))</text:p>
          </table:table-cell>
          <table:table-cell table:number-columns-repeated="2"/>
          <table:table-cell office:value-type="string" calcext:value-type="string">
            <text:p>एसकाळीआय</text:p>
          </table:table-cell>
          <table:table-cell office:value-type="string" calcext:value-type="string">
            <text:p>(set! wordstruct '( (( "ee" "s" ) 0) (( "k" "aa" ) 0) (( "lx" "ii" ) 0) (( "aa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सटी</text:p>
          </table:table-cell>
          <table:table-cell office:value-type="string" calcext:value-type="string">
            <text:p>(set! wordstruct '( (( "ee" ) 0) (( "s" "a" ) 0) (( "tx" "ii" ) 0) ))</text:p>
          </table:table-cell>
          <table:table-cell table:number-columns-repeated="2"/>
          <table:table-cell office:value-type="string" calcext:value-type="string">
            <text:p>एसटी</text:p>
          </table:table-cell>
          <table:table-cell office:value-type="string" calcext:value-type="string">
            <text:p>(set! wordstruct '( (( "ee" "s" ) 0) (( "tx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ऐरणी</text:p>
          </table:table-cell>
          <table:table-cell office:value-type="string" calcext:value-type="string">
            <text:p>(set! wordstruct '( (( "ei" ) 0) (( "r" "a" ) 0) (( "nx" "ii" ) 0) ))</text:p>
          </table:table-cell>
          <table:table-cell table:number-columns-repeated="2"/>
          <table:table-cell office:value-type="string" calcext:value-type="string">
            <text:p>ऐरणी</text:p>
          </table:table-cell>
          <table:table-cell office:value-type="string" calcext:value-type="string">
            <text:p>(set! wordstruct '( (( "ei" "r" ) 0) (( "nx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ऐसपैस</text:p>
          </table:table-cell>
          <table:table-cell office:value-type="string" calcext:value-type="string">
            <text:p>(set! wordstruct '( (( "ei" ) 0) (( "s" "a" ) 0) (( "p" "ei" "s" ) 0) ))</text:p>
          </table:table-cell>
          <table:table-cell table:number-columns-repeated="2"/>
          <table:table-cell office:value-type="string" calcext:value-type="string">
            <text:p>ऐसपैस</text:p>
          </table:table-cell>
          <table:table-cell office:value-type="string" calcext:value-type="string">
            <text:p>(set! wordstruct '( (( "ei" "s" ) 0) (( "p" "ei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रडणें</text:p>
          </table:table-cell>
          <table:table-cell office:value-type="string" calcext:value-type="string">
            <text:p>(set! wordstruct '( (( "o" ) 0) (( "r" "a" "dx" ) 0) (( "nx" "ee" "q" ) 0) ))</text:p>
          </table:table-cell>
          <table:table-cell table:number-columns-repeated="2"/>
          <table:table-cell office:value-type="string" calcext:value-type="string">
            <text:p>ओरडणें</text:p>
          </table:table-cell>
          <table:table-cell office:value-type="string" calcext:value-type="string">
            <text:p>(set! wordstruct '( (( "o" "r" ) 0) (( "dx" "a" ) 0) (( "nx" "ee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रडत</text:p>
          </table:table-cell>
          <table:table-cell office:value-type="string" calcext:value-type="string">
            <text:p>(set! wordstruct '( (( "o" ) 0) (( "r" "a" ) 0) (( "dx" "a" "t" ) 0) ))</text:p>
          </table:table-cell>
          <table:table-cell table:number-columns-repeated="2"/>
          <table:table-cell office:value-type="string" calcext:value-type="string">
            <text:p>ओरडत</text:p>
          </table:table-cell>
          <table:table-cell office:value-type="string" calcext:value-type="string">
            <text:p>(set! wordstruct '( (( "o" "r" ) 0) (( "dx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रडू</text:p>
          </table:table-cell>
          <table:table-cell office:value-type="string" calcext:value-type="string">
            <text:p>(set! wordstruct '( (( "o" ) 0) (( "r" "a" ) 0) (( "dx" "uu" ) 0) ))</text:p>
          </table:table-cell>
          <table:table-cell table:number-columns-repeated="2"/>
          <table:table-cell office:value-type="string" calcext:value-type="string">
            <text:p>ओरडू</text:p>
          </table:table-cell>
          <table:table-cell office:value-type="string" calcext:value-type="string">
            <text:p>(set! wordstruct '( (( "o" "r" ) 0) (( "dx" "u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रडूं</text:p>
          </table:table-cell>
          <table:table-cell office:value-type="string" calcext:value-type="string">
            <text:p>(set! wordstruct '( (( "o" ) 0) (( "r" "a" ) 0) (( "dx" "uu" "q" ) 0) ))</text:p>
          </table:table-cell>
          <table:table-cell table:number-columns-repeated="2"/>
          <table:table-cell office:value-type="string" calcext:value-type="string">
            <text:p>ओरडूं</text:p>
          </table:table-cell>
          <table:table-cell office:value-type="string" calcext:value-type="string">
            <text:p>(set! wordstruct '( (( "o" "r" ) 0) (( "dx" "uu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रडून</text:p>
          </table:table-cell>
          <table:table-cell office:value-type="string" calcext:value-type="string">
            <text:p>(set! wordstruct '( (( "o" ) 0) (( "r" "a" ) 0) (( "dx" "uu" "n" ) 0) ))</text:p>
          </table:table-cell>
          <table:table-cell table:number-columns-repeated="2"/>
          <table:table-cell office:value-type="string" calcext:value-type="string">
            <text:p>ओरडून</text:p>
          </table:table-cell>
          <table:table-cell office:value-type="string" calcext:value-type="string">
            <text:p>(set! wordstruct '( (( "o" "r" ) 0) (( "dx" "uu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लसर</text:p>
          </table:table-cell>
          <table:table-cell office:value-type="string" calcext:value-type="string">
            <text:p>(set! wordstruct '( (( "o" ) 0) (( "l" "a" ) 0) (( "s" "a" "r" ) 0) ))</text:p>
          </table:table-cell>
          <table:table-cell table:number-columns-repeated="2"/>
          <table:table-cell office:value-type="string" calcext:value-type="string">
            <text:p>ओलसर</text:p>
          </table:table-cell>
          <table:table-cell office:value-type="string" calcext:value-type="string">
            <text:p>(set! wordstruct '( (( "o" "l" ) 0) (( "s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त</text:p>
          </table:table-cell>
          <table:table-cell office:value-type="string" calcext:value-type="string">
            <text:p>(set! wordstruct '( (( "o" ) 0) (( "lx" "a" ) 0) (( "kh" "a" "t" ) 0) ))</text:p>
          </table:table-cell>
          <table:table-cell table:number-columns-repeated="2"/>
          <table:table-cell office:value-type="string" calcext:value-type="string">
            <text:p>ओळखत</text:p>
          </table:table-cell>
          <table:table-cell office:value-type="string" calcext:value-type="string">
            <text:p>(set! wordstruct '( (( "o" "lx" ) 0) (( "kh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तील</text:p>
          </table:table-cell>
          <table:table-cell office:value-type="string" calcext:value-type="string">
            <text:p>(set! wordstruct '( (( "o" ) 0) (( "lx" "a" "kh" ) 0) (( "t" "ii" "l" ) 0) ))</text:p>
          </table:table-cell>
          <table:table-cell table:number-columns-repeated="2"/>
          <table:table-cell office:value-type="string" calcext:value-type="string">
            <text:p>ओळखतील</text:p>
          </table:table-cell>
          <table:table-cell office:value-type="string" calcext:value-type="string">
            <text:p>(set! wordstruct '( (( "o" "lx" ) 0) (( "kh" "a" ) 0) (( "t" "ii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शील</text:p>
          </table:table-cell>
          <table:table-cell office:value-type="string" calcext:value-type="string">
            <text:p>(set! wordstruct '( (( "o" ) 0) (( "lx" "a" "kh" ) 0) (( "sh" "ii" "l" ) 0) ))</text:p>
          </table:table-cell>
          <table:table-cell table:number-columns-repeated="2"/>
          <table:table-cell office:value-type="string" calcext:value-type="string">
            <text:p>ओळखशील</text:p>
          </table:table-cell>
          <table:table-cell office:value-type="string" calcext:value-type="string">
            <text:p>(set! wordstruct '( (( "o" "lx" ) 0) (( "kh" "a" ) 0) (( "sh" "ii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ायला</text:p>
          </table:table-cell>
          <table:table-cell office:value-type="string" calcext:value-type="string">
            <text:p>(set! wordstruct '( (( "o" ) 0) (( "lx" "a" ) 0) (( "kh" "aa" "y" ) 0) (( "l" "aa" ) 0) ))</text:p>
          </table:table-cell>
          <table:table-cell table:number-columns-repeated="2"/>
          <table:table-cell office:value-type="string" calcext:value-type="string">
            <text:p>ओळखायला</text:p>
          </table:table-cell>
          <table:table-cell office:value-type="string" calcext:value-type="string">
            <text:p>(set! wordstruct '( (( "o" "lx" ) 0) (( "kh" "aa" "y" ) 0) (( "l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ीचा</text:p>
          </table:table-cell>
          <table:table-cell office:value-type="string" calcext:value-type="string">
            <text:p>(set! wordstruct '( (( "o" ) 0) (( "lx" "a" ) 0) (( "kh" "ii" ) 0) (( "c" "aa" ) 0) ))</text:p>
          </table:table-cell>
          <table:table-cell table:number-columns-repeated="2"/>
          <table:table-cell office:value-type="string" calcext:value-type="string">
            <text:p>ओळखीचा</text:p>
          </table:table-cell>
          <table:table-cell office:value-type="string" calcext:value-type="string">
            <text:p>(set! wordstruct '( (( "o" "lx" ) 0) (( "kh" "ii" ) 0) (( "c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ीच्या</text:p>
          </table:table-cell>
          <table:table-cell office:value-type="string" calcext:value-type="string">
            <text:p>(set! wordstruct '( (( "o" ) 0) (( "lx" "a" ) 0) (( "kh" "ii" "c" ) 0) (( "y" "aa" ) 0) ))</text:p>
          </table:table-cell>
          <table:table-cell table:number-columns-repeated="2"/>
          <table:table-cell office:value-type="string" calcext:value-type="string">
            <text:p>ओळखीच्या</text:p>
          </table:table-cell>
          <table:table-cell office:value-type="string" calcext:value-type="string">
            <text:p>(set! wordstruct '( (( "o" "lx" ) 0) (( "kh" "ii" "c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ू</text:p>
          </table:table-cell>
          <table:table-cell office:value-type="string" calcext:value-type="string">
            <text:p>(set! wordstruct '( (( "o" ) 0) (( "lx" "a" ) 0) (( "kh" "uu" ) 0) ))</text:p>
          </table:table-cell>
          <table:table-cell table:number-columns-repeated="2"/>
          <table:table-cell office:value-type="string" calcext:value-type="string">
            <text:p>ओळखू</text:p>
          </table:table-cell>
          <table:table-cell office:value-type="string" calcext:value-type="string">
            <text:p>(set! wordstruct '( (( "o" "lx" ) 0) (( "kh" "u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ूच</text:p>
          </table:table-cell>
          <table:table-cell office:value-type="string" calcext:value-type="string">
            <text:p>(set! wordstruct '( (( "o" ) 0) (( "lx" "a" ) 0) (( "kh" "uu" "c" ) 0) ))</text:p>
          </table:table-cell>
          <table:table-cell table:number-columns-repeated="2"/>
          <table:table-cell office:value-type="string" calcext:value-type="string">
            <text:p>ओळखूच</text:p>
          </table:table-cell>
          <table:table-cell office:value-type="string" calcext:value-type="string">
            <text:p>(set! wordstruct '( (( "o" "lx" ) 0) (( "kh" "uu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ळखून</text:p>
          </table:table-cell>
          <table:table-cell office:value-type="string" calcext:value-type="string">
            <text:p>(set! wordstruct '( (( "o" ) 0) (( "lx" "a" ) 0) (( "kh" "uu" "n" ) 0) ))</text:p>
          </table:table-cell>
          <table:table-cell table:number-columns-repeated="2"/>
          <table:table-cell office:value-type="string" calcext:value-type="string">
            <text:p>ओळखून</text:p>
          </table:table-cell>
          <table:table-cell office:value-type="string" calcext:value-type="string">
            <text:p>(set! wordstruct '( (( "o" "lx" ) 0) (( "kh" "uu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हटत</text:p>
          </table:table-cell>
          <table:table-cell office:value-type="string" calcext:value-type="string">
            <text:p>(set! wordstruct '( (( "o" ) 0) (( "h" "a" ) 0) (( "tx" "a" "t" ) 0) ))</text:p>
          </table:table-cell>
          <table:table-cell table:number-columns-repeated="2"/>
          <table:table-cell office:value-type="string" calcext:value-type="string">
            <text:p>ओहटत</text:p>
          </table:table-cell>
          <table:table-cell office:value-type="string" calcext:value-type="string">
            <text:p>(set! wordstruct '( (( "o" "h" ) 0) (( "tx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हटलेल्या</text:p>
          </table:table-cell>
          <table:table-cell office:value-type="string" calcext:value-type="string">
            <text:p>(set! wordstruct '( (( "o" ) 0) (( "h" "a" "tx" ) 0) (( "l" "ee" "l" ) 0) (( "y" "aa" ) 0) ))</text:p>
          </table:table-cell>
          <table:table-cell table:number-columns-repeated="2"/>
          <table:table-cell office:value-type="string" calcext:value-type="string">
            <text:p>ओहटलेल्या</text:p>
          </table:table-cell>
          <table:table-cell office:value-type="string" calcext:value-type="string">
            <text:p>(set! wordstruct '( (( "o" "h" ) 0) (( "tx" "a" ) 0) (( "l" "ee" "l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ं</text:p>
          </table:table-cell>
          <table:table-cell office:value-type="string" calcext:value-type="string">
            <text:p>(set! wordstruct '( (( "ou" ) 0) (( "sx" "a" ) 0) (( "dh" "a" "q" ) 0) ))</text:p>
          </table:table-cell>
          <table:table-cell table:number-columns-repeated="2"/>
          <table:table-cell office:value-type="string" calcext:value-type="string">
            <text:p>औषधं</text:p>
          </table:table-cell>
          <table:table-cell office:value-type="string" calcext:value-type="string">
            <text:p>(set! wordstruct '( (( "ou" "sx" ) 0) (( "dh" "a" "q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व्यवस्था</text:p>
          </table:table-cell>
          <table:table-cell office:value-type="string" calcext:value-type="string">
            <text:p>(set! wordstruct '( (( "ou" ) 0) (( "sx" "a" ) 0) (( "dh" "a" "w" ) 0) (( "y" "a" ) 0) (( "w" "a" "s" ) 0) (( "th" "aa" ) 0) ))</text:p>
          </table:table-cell>
          <table:table-cell table:number-columns-repeated="2"/>
          <table:table-cell office:value-type="string" calcext:value-type="string">
            <text:p>औषधव्यवस्था</text:p>
          </table:table-cell>
          <table:table-cell office:value-type="string" calcext:value-type="string">
            <text:p>(set! wordstruct '( (( "ou" "sx" ) 0) (( "dh" "a" "w" ) 0) (( "y" "a" ) 0) (( "w" "a" "s" ) 0) (( "th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शास्त्राची</text:p>
          </table:table-cell>
          <table:table-cell office:value-type="string" calcext:value-type="string">
            <text:p>(set! wordstruct '( (( "ou" ) 0) (( "sx" "a" "dh" ) 0) (( "sh" "aa" "s" "t" ) 0) (( "r" "aa" ) 0) (( "c" "ii" ) 0) ))</text:p>
          </table:table-cell>
          <table:table-cell table:number-columns-repeated="2"/>
          <table:table-cell office:value-type="string" calcext:value-type="string">
            <text:p>औषधशास्त्राची</text:p>
          </table:table-cell>
          <table:table-cell office:value-type="string" calcext:value-type="string">
            <text:p>(set! wordstruct '( (( "ou" "sx" ) 0) (( "dh" "a" ) 0) (( "sh" "aa" "s" "t" ) 0) (( "r" "aa" ) 0) (( "c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चा</text:p>
          </table:table-cell>
          <table:table-cell office:value-type="string" calcext:value-type="string">
            <text:p>(set! wordstruct '( (( "ou" ) 0) (( "sx" "a" ) 0) (( "dh" "aa" "q" ) 0) (( "c" "aa" ) 0) ))</text:p>
          </table:table-cell>
          <table:table-cell table:number-columns-repeated="2"/>
          <table:table-cell office:value-type="string" calcext:value-type="string">
            <text:p>औषधांचा</text:p>
          </table:table-cell>
          <table:table-cell office:value-type="string" calcext:value-type="string">
            <text:p>(set! wordstruct '( (( "ou" "sx" ) 0) (( "dh" "aa" "q" ) 0) (( "c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ची</text:p>
          </table:table-cell>
          <table:table-cell office:value-type="string" calcext:value-type="string">
            <text:p>(set! wordstruct '( (( "ou" ) 0) (( "sx" "a" ) 0) (( "dh" "aa" "q" ) 0) (( "c" "ii" ) 0) ))</text:p>
          </table:table-cell>
          <table:table-cell table:number-columns-repeated="2"/>
          <table:table-cell office:value-type="string" calcext:value-type="string">
            <text:p>औषधांची</text:p>
          </table:table-cell>
          <table:table-cell office:value-type="string" calcext:value-type="string">
            <text:p>(set! wordstruct '( (( "ou" "sx" ) 0) (( "dh" "aa" "q" ) 0) (( "c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चे</text:p>
          </table:table-cell>
          <table:table-cell office:value-type="string" calcext:value-type="string">
            <text:p>(set! wordstruct '( (( "ou" ) 0) (( "sx" "a" ) 0) (( "dh" "aa" "q" ) 0) (( "c" "ee" ) 0) ))</text:p>
          </table:table-cell>
          <table:table-cell table:number-columns-repeated="2"/>
          <table:table-cell office:value-type="string" calcext:value-type="string">
            <text:p>औषधांचे</text:p>
          </table:table-cell>
          <table:table-cell office:value-type="string" calcext:value-type="string">
            <text:p>(set! wordstruct '( (( "ou" "sx" ) 0) (( "dh" "aa" "q" ) 0) (( "c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च्या</text:p>
          </table:table-cell>
          <table:table-cell office:value-type="string" calcext:value-type="string">
            <text:p>(set! wordstruct '( (( "ou" ) 0) (( "sx" "a" ) 0) (( "dh" "aa" "q" "c" ) 0) (( "y" "aa" ) 0) ))</text:p>
          </table:table-cell>
          <table:table-cell table:number-columns-repeated="2"/>
          <table:table-cell office:value-type="string" calcext:value-type="string">
            <text:p>औषधांच्या</text:p>
          </table:table-cell>
          <table:table-cell office:value-type="string" calcext:value-type="string">
            <text:p>(set! wordstruct '( (( "ou" "sx" ) 0) (( "dh" "aa" "q" "c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त</text:p>
          </table:table-cell>
          <table:table-cell office:value-type="string" calcext:value-type="string">
            <text:p>(set! wordstruct '( (( "ou" ) 0) (( "sx" "a" ) 0) (( "dh" "aa" "t" ) 0) ))</text:p>
          </table:table-cell>
          <table:table-cell table:number-columns-repeated="2"/>
          <table:table-cell office:value-type="string" calcext:value-type="string">
            <text:p>औषधात</text:p>
          </table:table-cell>
          <table:table-cell office:value-type="string" calcext:value-type="string">
            <text:p>(set! wordstruct '( (( "ou" "sx" ) 0) (( "dh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नी</text:p>
          </table:table-cell>
          <table:table-cell office:value-type="string" calcext:value-type="string">
            <text:p>(set! wordstruct '( (( "ou" ) 0) (( "sx" "a" ) 0) (( "dh" "aa" "q" ) 0) (( "n" "ii" ) 0) ))</text:p>
          </table:table-cell>
          <table:table-cell table:number-columns-repeated="2"/>
          <table:table-cell office:value-type="string" calcext:value-type="string">
            <text:p>औषधांनी</text:p>
          </table:table-cell>
          <table:table-cell office:value-type="string" calcext:value-type="string">
            <text:p>(set! wordstruct '( (( "ou" "sx" ) 0) (( "dh" "aa" "q" ) 0) (( "n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ने</text:p>
          </table:table-cell>
          <table:table-cell office:value-type="string" calcext:value-type="string">
            <text:p>(set! wordstruct '( (( "ou" ) 0) (( "sx" "a" ) 0) (( "dh" "aa" ) 0) (( "n" "ee" ) 0) ))</text:p>
          </table:table-cell>
          <table:table-cell table:number-columns-repeated="2"/>
          <table:table-cell office:value-type="string" calcext:value-type="string">
            <text:p>औषधाने</text:p>
          </table:table-cell>
          <table:table-cell office:value-type="string" calcext:value-type="string">
            <text:p>(set! wordstruct '( (( "ou" "sx" ) 0) (( "dh" "aa" ) 0) (( "n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बरोबरच</text:p>
          </table:table-cell>
          <table:table-cell office:value-type="string" calcext:value-type="string">
            <text:p>(set! wordstruct '( (( "ou" ) 0) (( "sx" "a" ) 0) (( "dh" "aa" "q" ) 0) (( "b" "a" ) 0) (( "r" "o" "b" ) 0) (( "r" "a" "c" ) 0) ))</text:p>
          </table:table-cell>
          <table:table-cell table:number-columns-repeated="2"/>
          <table:table-cell office:value-type="string" calcext:value-type="string">
            <text:p>औषधांबरोबरच</text:p>
          </table:table-cell>
          <table:table-cell office:value-type="string" calcext:value-type="string">
            <text:p>(set! wordstruct '( (( "ou" "sx" ) 0) (( "dh" "aa" "q" ) 0) (( "b" "a" ) 0) (( "r" "o" "b" ) 0) (( "r" "a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ला</text:p>
          </table:table-cell>
          <table:table-cell office:value-type="string" calcext:value-type="string">
            <text:p>(set! wordstruct '( (( "ou" ) 0) (( "sx" "a" ) 0) (( "dh" "aa" ) 0) (( "l" "aa" ) 0) ))</text:p>
          </table:table-cell>
          <table:table-cell table:number-columns-repeated="2"/>
          <table:table-cell office:value-type="string" calcext:value-type="string">
            <text:p>औषधाला</text:p>
          </table:table-cell>
          <table:table-cell office:value-type="string" calcext:value-type="string">
            <text:p>(set! wordstruct '( (( "ou" "sx" ) 0) (( "dh" "aa" ) 0) (( "l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ांवर</text:p>
          </table:table-cell>
          <table:table-cell office:value-type="string" calcext:value-type="string">
            <text:p>(set! wordstruct '( (( "ou" ) 0) (( "sx" "a" ) 0) (( "dh" "aa" "q" ) 0) (( "w" "a" "r" ) 0) ))</text:p>
          </table:table-cell>
          <table:table-cell table:number-columns-repeated="2"/>
          <table:table-cell office:value-type="string" calcext:value-type="string">
            <text:p>औषधांवर</text:p>
          </table:table-cell>
          <table:table-cell office:value-type="string" calcext:value-type="string">
            <text:p>(set! wordstruct '( (( "ou" "sx" ) 0) (( "dh" "aa" "q" ) 0) (( "w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ी</text:p>
          </table:table-cell>
          <table:table-cell office:value-type="string" calcext:value-type="string">
            <text:p>(set! wordstruct '( (( "ou" ) 0) (( "sx" "a" ) 0) (( "dh" "ii" ) 0) ))</text:p>
          </table:table-cell>
          <table:table-cell table:number-columns-repeated="2"/>
          <table:table-cell office:value-type="string" calcext:value-type="string">
            <text:p>औषधी</text:p>
          </table:table-cell>
          <table:table-cell office:value-type="string" calcext:value-type="string">
            <text:p>(set! wordstruct '( (( "ou" "sx" ) 0) (( "d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ीय</text:p>
          </table:table-cell>
          <table:table-cell office:value-type="string" calcext:value-type="string">
            <text:p>(set! wordstruct '( (( "ou" ) 0) (( "sx" "a" ) 0) (( "dh" "ii" "y" ) 0) ))</text:p>
          </table:table-cell>
          <table:table-cell table:number-columns-repeated="2"/>
          <table:table-cell office:value-type="string" calcext:value-type="string">
            <text:p>औषधीय</text:p>
          </table:table-cell>
          <table:table-cell office:value-type="string" calcext:value-type="string">
            <text:p>(set! wordstruct '( (( "ou" "sx" ) 0) (( "dh" "ii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े</text:p>
          </table:table-cell>
          <table:table-cell office:value-type="string" calcext:value-type="string">
            <text:p>(set! wordstruct '( (( "ou" ) 0) (( "sx" "a" ) 0) (( "dh" "ee" ) 0) ))</text:p>
          </table:table-cell>
          <table:table-cell table:number-columns-repeated="2"/>
          <table:table-cell office:value-type="string" calcext:value-type="string">
            <text:p>औषधे</text:p>
          </table:table-cell>
          <table:table-cell office:value-type="string" calcext:value-type="string">
            <text:p>(set! wordstruct '( (( "ou" "sx" ) 0) (( "dh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षधोपचार</text:p>
          </table:table-cell>
          <table:table-cell office:value-type="string" calcext:value-type="string">
            <text:p>(set! wordstruct '( (( "ou" ) 0) (( "sx" "a" ) 0) (( "dh" "o" "p" ) 0) (( "c" "aa" "r" ) 0) ))</text:p>
          </table:table-cell>
          <table:table-cell table:number-columns-repeated="2"/>
          <table:table-cell office:value-type="string" calcext:value-type="string">
            <text:p>औषधोपचार</text:p>
          </table:table-cell>
          <table:table-cell office:value-type="string" calcext:value-type="string">
            <text:p>(set! wordstruct '( (( "ou" "sx" ) 0) (( "dh" "o" "p" ) 0) (( "c" "aa" "r" ) 0)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ज्ञानेश्वरांच्याप्रमाणे</text:p>
          </table:table-cell>
          <table:table-cell office:value-type="string" calcext:value-type="string">
            <text:p>(set! wordstruct '( (( "j" "nj" "aa" ) 0) (( "n" "ee" "sh" ) 0) (( "w" "a" ) 0) (( "r" "aa" "q" "c" ) 0) (( "y" "aa" "p" ) 0) (( "r" "a" ) 0) (( "m" "aa" ) 0) (( "nx" "ee" ) 0)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फॅब्रिकेशनवाल्यापर्यंत</text:p>
          </table:table-cell>
          <table:table-cell office:value-type="string" calcext:value-type="string">
            <text:p>(set! wordstruct '( (( "ph" "ae" "b" ) 0) (( "r" "i" ) 0) (( "k" "ee" "sh" ) 0) (( "n" "a" ) 0) (( "w" "aa" "l" ) 0) (( "y" "aa" ) 0) (( "p" "a" "r" ) 0) (( "y" "a" "q" "t" ) 0)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श्रीवासुदेवानंदसरस्वतीविरचित</text:p>
          </table:table-cell>
          <table:table-cell office:value-type="string" calcext:value-type="string">
            <text:p>(set! wordstruct '( (( "sh" "r" "ii" ) 0) (( "w" "aa" ) 0) (( "s" "u" ) 0) (( "d" "ee" ) 0) (( "w" "aa" ) 0) (( "n" "a" "q" ) 0) (( "d" "a" "s" ) 0) (( "r" "a" "s" ) 0) (( "w" "a" ) 0) (( "t" "ii" ) 0) (( "w" "i" "r" ) 0) (( "c" "i" "t" ) 0) )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ॐ</text:p>
          </table:table-cell>
          <table:table-cell office:value-type="string" calcext:value-type="string">
            <text:p>(set! wordstruct '( ))</text:p>
          </table:table-cell>
          <table:table-cell table:number-columns-repeated="2"/>
        </table:table-row>
        <table:table-row table:style-name="ro1" table:number-rows-repeated="104844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ping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</table:table-row>
        <table:table-row table:style-name="ro2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</table:table-row>
        <table:table-row table:style-name="ro2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</table:table-row>
        <table:table-row table:style-name="ro2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</table:table-row>
        <table:table-row table:style-name="ro2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</table:table-row>
        <table:table-row table:style-name="ro2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</table:table-row>
        <table:table-row table:style-name="ro2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</table:table-row>
        <table:table-row table:style-name="ro2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</table:table-row>
        <table:table-row table:style-name="ro2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</table:table-row>
        <table:table-row table:style-name="ro2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</table:table-row>
        <table:table-row table:style-name="ro2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</table:table-row>
        <table:table-row table:style-name="ro2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</table:table-row>
        <table:table-row table:style-name="ro2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</table:table-row>
        <table:table-row table:style-name="ro2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</table:table-row>
        <table:table-row table:style-name="ro2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</table:table-row>
        <table:table-row table:style-name="ro2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</table:table-row>
        <table:table-row table:style-name="ro2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</table:table-row>
        <table:table-row table:style-name="ro2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</table:table-row>
        <table:table-row table:style-name="ro2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</table:table-row>
        <table:table-row table:style-name="ro2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</table:table-row>
        <table:table-row table:style-name="ro2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</table:table-row>
        <table:table-row table:style-name="ro2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</table:table-row>
        <table:table-row table:style-name="ro2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</table:table-row>
        <table:table-row table:style-name="ro2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</table:table-row>
        <table:table-row table:style-name="ro2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</table:table-row>
        <table:table-row table:style-name="ro2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</table:table-row>
        <table:table-row table:style-name="ro2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</table:table-row>
        <table:table-row table:style-name="ro2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</table:table-row>
        <table:table-row table:style-name="ro2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</table:table-row>
        <table:table-row table:style-name="ro2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</table:table-row>
        <table:table-row table:style-name="ro2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</table:table-row>
        <table:table-row table:style-name="ro2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ॐ</text:p>
          </table:table-cell>
          <table:table-cell office:value-type="string" calcext:value-type="string">
            <text:p>(set! wordstruct '( ))</text:p>
          </table:table-cell>
        </table:table-row>
        <table:table-row table:style-name="ro2">
          <table:table-cell office:value-type="string" calcext:value-type="string">
            <text:p>अरबांच्या</text:p>
          </table:table-cell>
          <table:table-cell office:value-type="string" calcext:value-type="string">
            <text:p>(set! wordstruct '( (( "a" "r" ) 0) (( "b" "aa" "q" "c" ) 0) (( "y" "aa" ) 0) ))</text:p>
          </table:table-cell>
        </table:table-row>
        <table:table-row table:style-name="ro2">
          <table:table-cell office:value-type="string" calcext:value-type="string">
            <text:p>अरविंद</text:p>
          </table:table-cell>
          <table:table-cell office:value-type="string" calcext:value-type="string">
            <text:p>(set! wordstruct '( (( "a" "r" ) 0) (( "w" "i" "q" "d" ) 0) ))</text:p>
          </table:table-cell>
        </table:table-row>
        <table:table-row table:style-name="ro2">
          <table:table-cell office:value-type="string" calcext:value-type="string">
            <text:p>अलगद</text:p>
          </table:table-cell>
          <table:table-cell office:value-type="string" calcext:value-type="string">
            <text:p>(set! wordstruct '( (( "a" "l" ) 0) (( "g" "a" "d" ) 0) ))</text:p>
          </table:table-cell>
        </table:table-row>
        <table:table-row table:style-name="ro2">
          <table:table-cell office:value-type="string" calcext:value-type="string">
            <text:p>अळयांविरुध्द</text:p>
          </table:table-cell>
          <table:table-cell office:value-type="string" calcext:value-type="string">
            <text:p>(set! wordstruct '( (( "a" "lx" ) 0) (( "y" "aa" "q" ) 0) (( "w" "i" ) 0) (( "r" "u" "dh" "d" ) 0) ))</text:p>
          </table:table-cell>
        </table:table-row>
        <table:table-row table:style-name="ro2">
          <table:table-cell office:value-type="string" calcext:value-type="string">
            <text:p>असणं</text:p>
          </table:table-cell>
          <table:table-cell office:value-type="string" calcext:value-type="string">
            <text:p>(set! wordstruct '( (( "a" "s" ) 0) (( "nx" "a" "q" ) 0) ))</text:p>
          </table:table-cell>
        </table:table-row>
        <table:table-row table:style-name="ro2">
          <table:table-cell office:value-type="string" calcext:value-type="string">
            <text:p>असणार</text:p>
          </table:table-cell>
          <table:table-cell office:value-type="string" calcext:value-type="string">
            <text:p>(set! wordstruct '( (( "a" "s" ) 0) (( "nx" "aa" "r" ) 0) ))</text:p>
          </table:table-cell>
        </table:table-row>
        <table:table-row table:style-name="ro2">
          <table:table-cell office:value-type="string" calcext:value-type="string">
            <text:p>असणारा</text:p>
          </table:table-cell>
          <table:table-cell office:value-type="string" calcext:value-type="string">
            <text:p>(set! wordstruct '( (( "a" "s" ) 0) (( "nx" "aa" ) 0) (( "r" "aa" ) 0) ))</text:p>
          </table:table-cell>
        </table:table-row>
        <table:table-row table:style-name="ro2">
          <table:table-cell office:value-type="string" calcext:value-type="string">
            <text:p>असणारी</text:p>
          </table:table-cell>
          <table:table-cell office:value-type="string" calcext:value-type="string">
            <text:p>(set! wordstruct '( (( "a" "s" ) 0) (( "nx" "aa" ) 0) (( "r" "ii" ) 0) ))</text:p>
          </table:table-cell>
        </table:table-row>
        <table:table-row table:style-name="ro2">
          <table:table-cell office:value-type="string" calcext:value-type="string">
            <text:p>असणारे</text:p>
          </table:table-cell>
          <table:table-cell office:value-type="string" calcext:value-type="string">
            <text:p>(set! wordstruct '( (( "a" "s" ) 0) (( "nx" "aa" ) 0) (( "r" "ee" ) 0) ))</text:p>
          </table:table-cell>
        </table:table-row>
        <table:table-row table:style-name="ro2">
          <table:table-cell office:value-type="string" calcext:value-type="string">
            <text:p>असणारेही</text:p>
          </table:table-cell>
          <table:table-cell office:value-type="string" calcext:value-type="string">
            <text:p>(set! wordstruct '( (( "a" "s" ) 0) (( "nx" "aa" ) 0) (( "r" "ee" ) 0) (( "h" "ii" ) 0) ))</text:p>
          </table:table-cell>
        </table:table-row>
        <table:table-row table:style-name="ro2">
          <table:table-cell office:value-type="string" calcext:value-type="string">
            <text:p>असणार्या</text:p>
          </table:table-cell>
          <table:table-cell office:value-type="string" calcext:value-type="string">
            <text:p>(set! wordstruct '( (( "a" "s" ) 0) (( "nx" "aa" "r" ) 0) (( "y" "aa" ) 0) ))</text:p>
          </table:table-cell>
        </table:table-row>
        <table:table-row table:style-name="ro2">
          <table:table-cell office:value-type="string" calcext:value-type="string">
            <text:p>असणाऱ्या</text:p>
          </table:table-cell>
          <table:table-cell office:value-type="string" calcext:value-type="string">
            <text:p>(set! wordstruct '( (( "a" "s" ) 0) (( "nx" "aa" "rx" ) 0) (( "y" "aa" ) 0) ))</text:p>
          </table:table-cell>
        </table:table-row>
        <table:table-row table:style-name="ro2">
          <table:table-cell office:value-type="string" calcext:value-type="string">
            <text:p>असणाऱ्याक्रियालहरी</text:p>
          </table:table-cell>
          <table:table-cell office:value-type="string" calcext:value-type="string">
            <text:p>(set! wordstruct '( (( "a" "s" ) 0) (( "nx" "aa" "rx" ) 0) (( "y" "aa" "k" ) 0) (( "r" "i" ) 0) (( "y" "aa" ) 0) (( "l" "a" "h" ) 0) (( "r" "ii" ) 0) ))</text:p>
          </table:table-cell>
        </table:table-row>
        <table:table-row table:style-name="ro2">
          <table:table-cell office:value-type="string" calcext:value-type="string">
            <text:p>असणाऱ्यांनी</text:p>
          </table:table-cell>
          <table:table-cell office:value-type="string" calcext:value-type="string">
            <text:p>(set! wordstruct '( (( "a" "s" ) 0) (( "nx" "aa" "rx" ) 0) (( "y" "aa" "q" ) 0) (( "n" "ii" ) 0) ))</text:p>
          </table:table-cell>
        </table:table-row>
        <table:table-row table:style-name="ro2">
          <table:table-cell office:value-type="string" calcext:value-type="string">
            <text:p>असणे</text:p>
          </table:table-cell>
          <table:table-cell office:value-type="string" calcext:value-type="string">
            <text:p>(set! wordstruct '( (( "a" "s" ) 0) (( "nx" "ee" ) 0) ))</text:p>
          </table:table-cell>
        </table:table-row>
        <table:table-row table:style-name="ro2">
          <table:table-cell office:value-type="string" calcext:value-type="string">
            <text:p>असतं</text:p>
          </table:table-cell>
          <table:table-cell office:value-type="string" calcext:value-type="string">
            <text:p>(set! wordstruct '( (( "a" "s" ) 0) (( "t" "a" "q" ) 0) ))</text:p>
          </table:table-cell>
        </table:table-row>
        <table:table-row table:style-name="ro2">
          <table:table-cell office:value-type="string" calcext:value-type="string">
            <text:p>असता</text:p>
          </table:table-cell>
          <table:table-cell office:value-type="string" calcext:value-type="string">
            <text:p>(set! wordstruct '( (( "a" "s" ) 0) (( "t" "aa" ) 0) ))</text:p>
          </table:table-cell>
        </table:table-row>
        <table:table-row table:style-name="ro2">
          <table:table-cell office:value-type="string" calcext:value-type="string">
            <text:p>असतां</text:p>
          </table:table-cell>
          <table:table-cell office:value-type="string" calcext:value-type="string">
            <text:p>(set! wordstruct '( (( "a" "s" ) 0) (( "t" "aa" "q" ) 0) ))</text:p>
          </table:table-cell>
        </table:table-row>
        <table:table-row table:style-name="ro2">
          <table:table-cell office:value-type="string" calcext:value-type="string">
            <text:p>असतात</text:p>
          </table:table-cell>
          <table:table-cell office:value-type="string" calcext:value-type="string">
            <text:p>(set! wordstruct '( (( "a" "s" ) 0) (( "t" "aa" "t" ) 0) ))</text:p>
          </table:table-cell>
        </table:table-row>
        <table:table-row table:style-name="ro2">
          <table:table-cell office:value-type="string" calcext:value-type="string">
            <text:p>असताना</text:p>
          </table:table-cell>
          <table:table-cell office:value-type="string" calcext:value-type="string">
            <text:p>(set! wordstruct '( (( "a" "s" ) 0) (( "t" "aa" ) 0) (( "n" "aa" ) 0) ))</text:p>
          </table:table-cell>
        </table:table-row>
        <table:table-row table:style-name="ro2">
          <table:table-cell office:value-type="string" calcext:value-type="string">
            <text:p>असतांना</text:p>
          </table:table-cell>
          <table:table-cell office:value-type="string" calcext:value-type="string">
            <text:p>(set! wordstruct '( (( "a" "s" ) 0) (( "t" "aa" "q" ) 0) (( "n" "aa" ) 0) ))</text:p>
          </table:table-cell>
        </table:table-row>
        <table:table-row table:style-name="ro2">
          <table:table-cell office:value-type="string" calcext:value-type="string">
            <text:p>असतानाच</text:p>
          </table:table-cell>
          <table:table-cell office:value-type="string" calcext:value-type="string">
            <text:p>(set! wordstruct '( (( "a" "s" ) 0) (( "t" "aa" ) 0) (( "n" "aa" "c" ) 0) ))</text:p>
          </table:table-cell>
        </table:table-row>
        <table:table-row table:style-name="ro2">
          <table:table-cell office:value-type="string" calcext:value-type="string">
            <text:p>असतांनाच</text:p>
          </table:table-cell>
          <table:table-cell office:value-type="string" calcext:value-type="string">
            <text:p>(set! wordstruct '( (( "a" "s" ) 0) (( "t" "aa" "q" ) 0) (( "n" "aa" "c" ) 0) ))</text:p>
          </table:table-cell>
        </table:table-row>
        <table:table-row table:style-name="ro2">
          <table:table-cell office:value-type="string" calcext:value-type="string">
            <text:p>असतांनाही</text:p>
          </table:table-cell>
          <table:table-cell office:value-type="string" calcext:value-type="string">
            <text:p>(set! wordstruct '( (( "a" "s" ) 0) (( "t" "aa" "q" ) 0) (( "n" "aa" ) 0) (( "h" "ii" ) 0) ))</text:p>
          </table:table-cell>
        </table:table-row>
        <table:table-row table:style-name="ro2">
          <table:table-cell office:value-type="string" calcext:value-type="string">
            <text:p>असती</text:p>
          </table:table-cell>
          <table:table-cell office:value-type="string" calcext:value-type="string">
            <text:p>(set! wordstruct '( (( "a" "s" ) 0) (( "t" "ii" ) 0) ))</text:p>
          </table:table-cell>
        </table:table-row>
        <table:table-row table:style-name="ro2">
          <table:table-cell office:value-type="string" calcext:value-type="string">
            <text:p>असतील</text:p>
          </table:table-cell>
          <table:table-cell office:value-type="string" calcext:value-type="string">
            <text:p>(set! wordstruct '( (( "a" "s" ) 0) (( "t" "ii" "l" ) 0) ))</text:p>
          </table:table-cell>
        </table:table-row>
        <table:table-row table:style-name="ro2">
          <table:table-cell office:value-type="string" calcext:value-type="string">
            <text:p>असतीलच</text:p>
          </table:table-cell>
          <table:table-cell office:value-type="string" calcext:value-type="string">
            <text:p>(set! wordstruct '( (( "a" "s" ) 0) (( "t" "ii" ) 0) (( "l" "a" "c" ) 0) ))</text:p>
          </table:table-cell>
        </table:table-row>
        <table:table-row table:style-name="ro2">
          <table:table-cell office:value-type="string" calcext:value-type="string">
            <text:p>असते</text:p>
          </table:table-cell>
          <table:table-cell office:value-type="string" calcext:value-type="string">
            <text:p>(set! wordstruct '( (( "a" "s" ) 0) (( "t" "ee" ) 0) ))</text:p>
          </table:table-cell>
        </table:table-row>
        <table:table-row table:style-name="ro2">
          <table:table-cell office:value-type="string" calcext:value-type="string">
            <text:p>असतें</text:p>
          </table:table-cell>
          <table:table-cell office:value-type="string" calcext:value-type="string">
            <text:p>(set! wordstruct '( (( "a" "s" ) 0) (( "t" "ee" "q" ) 0) ))</text:p>
          </table:table-cell>
        </table:table-row>
        <table:table-row table:style-name="ro2">
          <table:table-cell office:value-type="string" calcext:value-type="string">
            <text:p>असतेच</text:p>
          </table:table-cell>
          <table:table-cell office:value-type="string" calcext:value-type="string">
            <text:p>(set! wordstruct '( (( "a" "s" ) 0) (( "t" "ee" "c" ) 0) ))</text:p>
          </table:table-cell>
        </table:table-row>
        <table:table-row table:style-name="ro2">
          <table:table-cell office:value-type="string" calcext:value-type="string">
            <text:p>असतो</text:p>
          </table:table-cell>
          <table:table-cell office:value-type="string" calcext:value-type="string">
            <text:p>(set! wordstruct '( (( "a" "s" ) 0) (( "t" "o" ) 0) ))</text:p>
          </table:table-cell>
        </table:table-row>
        <table:table-row table:style-name="ro2">
          <table:table-cell office:value-type="string" calcext:value-type="string">
            <text:p>असतोच</text:p>
          </table:table-cell>
          <table:table-cell office:value-type="string" calcext:value-type="string">
            <text:p>(set! wordstruct '( (( "a" "s" ) 0) (( "t" "o" "c" ) 0) ))</text:p>
          </table:table-cell>
        </table:table-row>
        <table:table-row table:style-name="ro2">
          <table:table-cell office:value-type="string" calcext:value-type="string">
            <text:p>असमतोल</text:p>
          </table:table-cell>
          <table:table-cell office:value-type="string" calcext:value-type="string">
            <text:p>(set! wordstruct '( (( "a" "s" ) 0) (( "m" "a" ) 0) (( "t" "o" "l" ) 0) ))</text:p>
          </table:table-cell>
        </table:table-row>
        <table:table-row table:style-name="ro2">
          <table:table-cell office:value-type="string" calcext:value-type="string">
            <text:p>असला</text:p>
          </table:table-cell>
          <table:table-cell office:value-type="string" calcext:value-type="string">
            <text:p>(set! wordstruct '( (( "a" "s" ) 0) (( "l" "aa" ) 0) ))</text:p>
          </table:table-cell>
        </table:table-row>
        <table:table-row table:style-name="ro2">
          <table:table-cell office:value-type="string" calcext:value-type="string">
            <text:p>असलास</text:p>
          </table:table-cell>
          <table:table-cell office:value-type="string" calcext:value-type="string">
            <text:p>(set! wordstruct '( (( "a" "s" ) 0) (( "l" "aa" "s" ) 0) ))</text:p>
          </table:table-cell>
        </table:table-row>
        <table:table-row table:style-name="ro2">
          <table:table-cell office:value-type="string" calcext:value-type="string">
            <text:p>असली</text:p>
          </table:table-cell>
          <table:table-cell office:value-type="string" calcext:value-type="string">
            <text:p>(set! wordstruct '( (( "a" "s" ) 0) (( "l" "ii" ) 0) ))</text:p>
          </table:table-cell>
        </table:table-row>
        <table:table-row table:style-name="ro2">
          <table:table-cell office:value-type="string" calcext:value-type="string">
            <text:p>असलीस</text:p>
          </table:table-cell>
          <table:table-cell office:value-type="string" calcext:value-type="string">
            <text:p>(set! wordstruct '( (( "a" "s" ) 0) (( "l" "ii" "s" ) 0) ))</text:p>
          </table:table-cell>
        </table:table-row>
        <table:table-row table:style-name="ro2">
          <table:table-cell office:value-type="string" calcext:value-type="string">
            <text:p>असले</text:p>
          </table:table-cell>
          <table:table-cell office:value-type="string" calcext:value-type="string">
            <text:p>(set! wordstruct '( (( "a" "s" ) 0) (( "l" "ee" ) 0) ))</text:p>
          </table:table-cell>
        </table:table-row>
        <table:table-row table:style-name="ro2">
          <table:table-cell office:value-type="string" calcext:value-type="string">
            <text:p>असलेला</text:p>
          </table:table-cell>
          <table:table-cell office:value-type="string" calcext:value-type="string">
            <text:p>(set! wordstruct '( (( "a" "s" ) 0) (( "l" "ee" ) 0) (( "l" "aa" ) 0) ))</text:p>
          </table:table-cell>
        </table:table-row>
        <table:table-row table:style-name="ro2">
          <table:table-cell office:value-type="string" calcext:value-type="string">
            <text:p>असलेली</text:p>
          </table:table-cell>
          <table:table-cell office:value-type="string" calcext:value-type="string">
            <text:p>(set! wordstruct '( (( "a" "s" ) 0) (( "l" "ee" ) 0) (( "l" "ii" ) 0) ))</text:p>
          </table:table-cell>
        </table:table-row>
        <table:table-row table:style-name="ro2">
          <table:table-cell office:value-type="string" calcext:value-type="string">
            <text:p>असलेले</text:p>
          </table:table-cell>
          <table:table-cell office:value-type="string" calcext:value-type="string">
            <text:p>(set! wordstruct '( (( "a" "s" ) 0) (( "l" "ee" ) 0) (( "l" "ee" ) 0) ))</text:p>
          </table:table-cell>
        </table:table-row>
        <table:table-row table:style-name="ro2">
          <table:table-cell office:value-type="string" calcext:value-type="string">
            <text:p>असलेल्या</text:p>
          </table:table-cell>
          <table:table-cell office:value-type="string" calcext:value-type="string">
            <text:p>(set! wordstruct '( (( "a" "s" ) 0) (( "l" "ee" "l" ) 0) (( "y" "aa" ) 0) ))</text:p>
          </table:table-cell>
        </table:table-row>
        <table:table-row table:style-name="ro2">
          <table:table-cell office:value-type="string" calcext:value-type="string">
            <text:p>असलेल्याचे</text:p>
          </table:table-cell>
          <table:table-cell office:value-type="string" calcext:value-type="string">
            <text:p>(set! wordstruct '( (( "a" "s" ) 0) (( "l" "ee" "l" ) 0) (( "y" "aa" ) 0) (( "c" "ee" ) 0) ))</text:p>
          </table:table-cell>
        </table:table-row>
        <table:table-row table:style-name="ro2">
          <table:table-cell office:value-type="string" calcext:value-type="string">
            <text:p>असलो</text:p>
          </table:table-cell>
          <table:table-cell office:value-type="string" calcext:value-type="string">
            <text:p>(set! wordstruct '( (( "a" "s" ) 0) (( "l" "o" ) 0) ))</text:p>
          </table:table-cell>
        </table:table-row>
        <table:table-row table:style-name="ro2">
          <table:table-cell office:value-type="string" calcext:value-type="string">
            <text:p>असशील</text:p>
          </table:table-cell>
          <table:table-cell office:value-type="string" calcext:value-type="string">
            <text:p>(set! wordstruct '( (( "a" "s" ) 0) (( "sh" "ii" "l" ) 0) ))</text:p>
          </table:table-cell>
        </table:table-row>
        <table:table-row table:style-name="ro2">
          <table:table-cell office:value-type="string" calcext:value-type="string">
            <text:p>अहमदाबादची</text:p>
          </table:table-cell>
          <table:table-cell office:value-type="string" calcext:value-type="string">
            <text:p>(set! wordstruct '( (( "a" "h" ) 0) (( "m" "a" ) 0) (( "d" "aa" ) 0) (( "b" "aa" "d" ) 0) (( "c" "ii" ) 0) ))</text:p>
          </table:table-cell>
        </table:table-row>
        <table:table-row table:style-name="ro2">
          <table:table-cell office:value-type="string" calcext:value-type="string">
            <text:p>अहमहिका</text:p>
          </table:table-cell>
          <table:table-cell office:value-type="string" calcext:value-type="string">
            <text:p>(set! wordstruct '( (( "a" "h" ) 0) (( "m" "a" ) 0) (( "h" "i" ) 0) (( "k" "aa" ) 0) ))</text:p>
          </table:table-cell>
        </table:table-row>
        <table:table-row table:style-name="ro2">
          <table:table-cell office:value-type="string" calcext:value-type="string">
            <text:p>आरडाओरडा</text:p>
          </table:table-cell>
          <table:table-cell office:value-type="string" calcext:value-type="string">
            <text:p>(set! wordstruct '( (( "aa" "r" ) 0) (( "dx" "aa" ) 0) (( "o" "r" ) 0) (( "dx" "aa" ) 0) ))</text:p>
          </table:table-cell>
        </table:table-row>
        <table:table-row table:style-name="ro2">
          <table:table-cell office:value-type="string" calcext:value-type="string">
            <text:p>आरती</text:p>
          </table:table-cell>
          <table:table-cell office:value-type="string" calcext:value-type="string">
            <text:p>(set! wordstruct '( (( "aa" "r" ) 0) (( "t" "ii" ) 0) ))</text:p>
          </table:table-cell>
        </table:table-row>
        <table:table-row table:style-name="ro2">
          <table:table-cell office:value-type="string" calcext:value-type="string">
            <text:p>आरमूर</text:p>
          </table:table-cell>
          <table:table-cell office:value-type="string" calcext:value-type="string">
            <text:p>(set! wordstruct '( (( "aa" "r" ) 0) (( "m" "uu" "r" ) 0) ))</text:p>
          </table:table-cell>
        </table:table-row>
        <table:table-row table:style-name="ro2">
          <table:table-cell office:value-type="string" calcext:value-type="string">
            <text:p>आरशाप्रमाणे</text:p>
          </table:table-cell>
          <table:table-cell office:value-type="string" calcext:value-type="string">
            <text:p>(set! wordstruct '( (( "aa" "r" ) 0) (( "sh" "aa" "p" ) 0) (( "r" "a" ) 0) (( "m" "aa" ) 0) (( "nx" "ee" ) 0) ))</text:p>
          </table:table-cell>
        </table:table-row>
        <table:table-row table:style-name="ro2">
          <table:table-cell office:value-type="string" calcext:value-type="string">
            <text:p>आळशासारखं</text:p>
          </table:table-cell>
          <table:table-cell office:value-type="string" calcext:value-type="string">
            <text:p>(set! wordstruct '( (( "aa" "lx" ) 0) (( "sh" "aa" ) 0) (( "s" "aa" "r" ) 0) (( "kh" "a" "q" ) 0) ))</text:p>
          </table:table-cell>
        </table:table-row>
        <table:table-row table:style-name="ro2">
          <table:table-cell office:value-type="string" calcext:value-type="string">
            <text:p>आळशी</text:p>
          </table:table-cell>
          <table:table-cell office:value-type="string" calcext:value-type="string">
            <text:p>(set! wordstruct '( (( "aa" "lx" ) 0) (( "sh" "ii" ) 0) ))</text:p>
          </table:table-cell>
        </table:table-row>
        <table:table-row table:style-name="ro2">
          <table:table-cell office:value-type="string" calcext:value-type="string">
            <text:p>आशयाची</text:p>
          </table:table-cell>
          <table:table-cell office:value-type="string" calcext:value-type="string">
            <text:p>(set! wordstruct '( (( "aa" "sh" ) 0) (( "y" "aa" ) 0) (( "c" "ii" ) 0) ))</text:p>
          </table:table-cell>
        </table:table-row>
        <table:table-row table:style-name="ro2">
          <table:table-cell office:value-type="string" calcext:value-type="string">
            <text:p>आसने</text:p>
          </table:table-cell>
          <table:table-cell office:value-type="string" calcext:value-type="string">
            <text:p>(set! wordstruct '( (( "aa" "s" ) 0) (( "n" "ee" ) 0) ))</text:p>
          </table:table-cell>
        </table:table-row>
        <table:table-row table:style-name="ro2">
          <table:table-cell office:value-type="string" calcext:value-type="string">
            <text:p>आसपास</text:p>
          </table:table-cell>
          <table:table-cell office:value-type="string" calcext:value-type="string">
            <text:p>(set! wordstruct '( (( "aa" "s" ) 0) (( "p" "aa" "s" ) 0) ))</text:p>
          </table:table-cell>
        </table:table-row>
        <table:table-row table:style-name="ro2">
          <table:table-cell office:value-type="string" calcext:value-type="string">
            <text:p>आसमंत</text:p>
          </table:table-cell>
          <table:table-cell office:value-type="string" calcext:value-type="string">
            <text:p>(set! wordstruct '( (( "aa" "s" ) 0) (( "m" "a" "q" "t" ) 0) ))</text:p>
          </table:table-cell>
        </table:table-row>
        <table:table-row table:style-name="ro2">
          <table:table-cell office:value-type="string" calcext:value-type="string">
            <text:p>आसमंतात</text:p>
          </table:table-cell>
          <table:table-cell office:value-type="string" calcext:value-type="string">
            <text:p>(set! wordstruct '( (( "aa" "s" ) 0) (( "m" "a" "q" ) 0) (( "t" "aa" "t" ) 0) ))</text:p>
          </table:table-cell>
        </table:table-row>
        <table:table-row table:style-name="ro2">
          <table:table-cell office:value-type="string" calcext:value-type="string">
            <text:p>आसमंतातले</text:p>
          </table:table-cell>
          <table:table-cell office:value-type="string" calcext:value-type="string">
            <text:p>(set! wordstruct '( (( "aa" "s" ) 0) (( "m" "a" "q" ) 0) (( "t" "aa" "t" ) 0) (( "l" "ee" ) 0) ))</text:p>
          </table:table-cell>
        </table:table-row>
        <table:table-row table:style-name="ro2">
          <table:table-cell office:value-type="string" calcext:value-type="string">
            <text:p>आसरा</text:p>
          </table:table-cell>
          <table:table-cell office:value-type="string" calcext:value-type="string">
            <text:p>(set! wordstruct '( (( "aa" "s" ) 0) (( "r" "aa" ) 0) ))</text:p>
          </table:table-cell>
        </table:table-row>
        <table:table-row table:style-name="ro2">
          <table:table-cell office:value-type="string" calcext:value-type="string">
            <text:p>आसवातून</text:p>
          </table:table-cell>
          <table:table-cell office:value-type="string" calcext:value-type="string">
            <text:p>(set! wordstruct '( (( "aa" "s" ) 0) (( "w" "aa" ) 0) (( "t" "uu" "n" ) 0) ))</text:p>
          </table:table-cell>
        </table:table-row>
        <table:table-row table:style-name="ro2">
          <table:table-cell office:value-type="string" calcext:value-type="string">
            <text:p>आहलादक</text:p>
          </table:table-cell>
          <table:table-cell office:value-type="string" calcext:value-type="string">
            <text:p>(set! wordstruct '( (( "aa" "h" ) 0) (( "l" "aa" ) 0) (( "d" "a" "k" ) 0) ))</text:p>
          </table:table-cell>
        </table:table-row>
        <table:table-row table:style-name="ro2">
          <table:table-cell office:value-type="string" calcext:value-type="string">
            <text:p>इसमाची</text:p>
          </table:table-cell>
          <table:table-cell office:value-type="string" calcext:value-type="string">
            <text:p>(set! wordstruct '( (( "i" "s" ) 0) (( "m" "aa" ) 0) (( "c" "ii" ) 0) ))</text:p>
          </table:table-cell>
        </table:table-row>
        <table:table-row table:style-name="ro2">
          <table:table-cell office:value-type="string" calcext:value-type="string">
            <text:p>इसवी</text:p>
          </table:table-cell>
          <table:table-cell office:value-type="string" calcext:value-type="string">
            <text:p>(set! wordstruct '( (( "i" "s" ) 0) (( "w" "ii" ) 0) ))</text:p>
          </table:table-cell>
        </table:table-row>
        <table:table-row table:style-name="ro2">
          <table:table-cell office:value-type="string" calcext:value-type="string">
            <text:p>इसवीचे</text:p>
          </table:table-cell>
          <table:table-cell office:value-type="string" calcext:value-type="string">
            <text:p>(set! wordstruct '( (( "i" "s" ) 0) (( "w" "ii" ) 0) (( "c" "ee" ) 0) ))</text:p>
          </table:table-cell>
        </table:table-row>
        <table:table-row table:style-name="ro2">
          <table:table-cell office:value-type="string" calcext:value-type="string">
            <text:p>ईशचिंतनात</text:p>
          </table:table-cell>
          <table:table-cell office:value-type="string" calcext:value-type="string">
            <text:p>(set! wordstruct '( (( "ii" "sh" ) 0) (( "c" "i" "q" ) 0) (( "t" "a" ) 0) (( "n" "aa" "t" ) 0) ))</text:p>
          </table:table-cell>
        </table:table-row>
        <table:table-row table:style-name="ro2">
          <table:table-cell office:value-type="string" calcext:value-type="string">
            <text:p>उरणार</text:p>
          </table:table-cell>
          <table:table-cell office:value-type="string" calcext:value-type="string">
            <text:p>(set! wordstruct '( (( "u" "r" ) 0) (( "nx" "aa" "r" ) 0) ))</text:p>
          </table:table-cell>
        </table:table-row>
        <table:table-row table:style-name="ro2">
          <table:table-cell office:value-type="string" calcext:value-type="string">
            <text:p>उरला</text:p>
          </table:table-cell>
          <table:table-cell office:value-type="string" calcext:value-type="string">
            <text:p>(set! wordstruct '( (( "u" "r" ) 0) (( "l" "aa" ) 0) ))</text:p>
          </table:table-cell>
        </table:table-row>
        <table:table-row table:style-name="ro2">
          <table:table-cell office:value-type="string" calcext:value-type="string">
            <text:p>उरले</text:p>
          </table:table-cell>
          <table:table-cell office:value-type="string" calcext:value-type="string">
            <text:p>(set! wordstruct '( (( "u" "r" ) 0) (( "l" "ee" ) 0) ))</text:p>
          </table:table-cell>
        </table:table-row>
        <table:table-row table:style-name="ro2">
          <table:table-cell office:value-type="string" calcext:value-type="string">
            <text:p>उरलेलं</text:p>
          </table:table-cell>
          <table:table-cell office:value-type="string" calcext:value-type="string">
            <text:p>(set! wordstruct '( (( "u" "r" ) 0) (( "l" "ee" ) 0) (( "l" "a" "q" ) 0) ))</text:p>
          </table:table-cell>
        </table:table-row>
        <table:table-row table:style-name="ro2">
          <table:table-cell office:value-type="string" calcext:value-type="string">
            <text:p>उरलेले</text:p>
          </table:table-cell>
          <table:table-cell office:value-type="string" calcext:value-type="string">
            <text:p>(set! wordstruct '( (( "u" "r" ) 0) (( "l" "ee" ) 0) (( "l" "ee" ) 0) ))</text:p>
          </table:table-cell>
        </table:table-row>
        <table:table-row table:style-name="ro2">
          <table:table-cell office:value-type="string" calcext:value-type="string">
            <text:p>उरलेल्या</text:p>
          </table:table-cell>
          <table:table-cell office:value-type="string" calcext:value-type="string">
            <text:p>(set! wordstruct '( (( "u" "r" ) 0) (( "l" "ee" "l" ) 0) (( "y" "aa" ) 0) ))</text:p>
          </table:table-cell>
        </table:table-row>
        <table:table-row table:style-name="ro2">
          <table:table-cell office:value-type="string" calcext:value-type="string">
            <text:p>उरविले</text:p>
          </table:table-cell>
          <table:table-cell office:value-type="string" calcext:value-type="string">
            <text:p>(set! wordstruct '( (( "u" "r" ) 0) (( "w" "i" ) 0) (( "l" "ee" ) 0) ))</text:p>
          </table:table-cell>
        </table:table-row>
        <table:table-row table:style-name="ro2">
          <table:table-cell office:value-type="string" calcext:value-type="string">
            <text:p>उलगडत</text:p>
          </table:table-cell>
          <table:table-cell office:value-type="string" calcext:value-type="string">
            <text:p>(set! wordstruct '( (( "u" "l" ) 0) (( "g" "a" ) 0) (( "dx" "a" "t" ) 0) ))</text:p>
          </table:table-cell>
        </table:table-row>
        <table:table-row table:style-name="ro2">
          <table:table-cell office:value-type="string" calcext:value-type="string">
            <text:p>उलटा</text:p>
          </table:table-cell>
          <table:table-cell office:value-type="string" calcext:value-type="string">
            <text:p>(set! wordstruct '( (( "u" "l" ) 0) (( "tx" "aa" ) 0) ))</text:p>
          </table:table-cell>
        </table:table-row>
        <table:table-row table:style-name="ro2">
          <table:table-cell office:value-type="string" calcext:value-type="string">
            <text:p>उलटाच</text:p>
          </table:table-cell>
          <table:table-cell office:value-type="string" calcext:value-type="string">
            <text:p>(set! wordstruct '( (( "u" "l" ) 0) (( "tx" "aa" "c" ) 0) ))</text:p>
          </table:table-cell>
        </table:table-row>
        <table:table-row table:style-name="ro2">
          <table:table-cell office:value-type="string" calcext:value-type="string">
            <text:p>उलटी</text:p>
          </table:table-cell>
          <table:table-cell office:value-type="string" calcext:value-type="string">
            <text:p>(set! wordstruct '( (( "u" "l" ) 0) (( "tx" "ii" ) 0) ))</text:p>
          </table:table-cell>
        </table:table-row>
        <table:table-row table:style-name="ro2">
          <table:table-cell office:value-type="string" calcext:value-type="string">
            <text:p>उलटीद्वारे</text:p>
          </table:table-cell>
          <table:table-cell office:value-type="string" calcext:value-type="string">
            <text:p>(set! wordstruct '( (( "u" "l" ) 0) (( "tx" "ii" "d" ) 0) (( "w" "aa" ) 0) (( "r" "ee" ) 0) ))</text:p>
          </table:table-cell>
        </table:table-row>
        <table:table-row table:style-name="ro2">
          <table:table-cell office:value-type="string" calcext:value-type="string">
            <text:p>उलटेसुलटे</text:p>
          </table:table-cell>
          <table:table-cell office:value-type="string" calcext:value-type="string">
            <text:p>(set! wordstruct '( (( "u" "l" ) 0) (( "tx" "ee" ) 0) (( "s" "u" "l" ) 0) (( "tx" "ee" ) 0) ))</text:p>
          </table:table-cell>
        </table:table-row>
        <table:table-row table:style-name="ro2">
          <table:table-cell office:value-type="string" calcext:value-type="string">
            <text:p>उसगाव</text:p>
          </table:table-cell>
          <table:table-cell office:value-type="string" calcext:value-type="string">
            <text:p>(set! wordstruct '( (( "u" "s" ) 0) (( "g" "aa" "w" ) 0) ))</text:p>
          </table:table-cell>
        </table:table-row>
        <table:table-row table:style-name="ro2">
          <table:table-cell office:value-type="string" calcext:value-type="string">
            <text:p>उसळत</text:p>
          </table:table-cell>
          <table:table-cell office:value-type="string" calcext:value-type="string">
            <text:p>(set! wordstruct '( (( "u" "s" ) 0) (( "lx" "a" "t" ) 0) ))</text:p>
          </table:table-cell>
        </table:table-row>
        <table:table-row table:style-name="ro2">
          <table:table-cell office:value-type="string" calcext:value-type="string">
            <text:p>उसळून</text:p>
          </table:table-cell>
          <table:table-cell office:value-type="string" calcext:value-type="string">
            <text:p>(set! wordstruct '( (( "u" "s" ) 0) (( "lx" "uu" "n" ) 0) ))</text:p>
          </table:table-cell>
        </table:table-row>
        <table:table-row table:style-name="ro2">
          <table:table-cell office:value-type="string" calcext:value-type="string">
            <text:p>एलकुंचवार</text:p>
          </table:table-cell>
          <table:table-cell office:value-type="string" calcext:value-type="string">
            <text:p>(set! wordstruct '( (( "ee" "l" ) 0) (( "k" "u" "q" ) 0) (( "c" "a" ) 0) (( "w" "aa" "r" ) 0) ))</text:p>
          </table:table-cell>
        </table:table-row>
        <table:table-row table:style-name="ro2">
          <table:table-cell office:value-type="string" calcext:value-type="string">
            <text:p>एलचा</text:p>
          </table:table-cell>
          <table:table-cell office:value-type="string" calcext:value-type="string">
            <text:p>(set! wordstruct '( (( "ee" "l" ) 0) (( "c" "aa" ) 0) ))</text:p>
          </table:table-cell>
        </table:table-row>
        <table:table-row table:style-name="ro2">
          <table:table-cell office:value-type="string" calcext:value-type="string">
            <text:p>एसकाळी</text:p>
          </table:table-cell>
          <table:table-cell office:value-type="string" calcext:value-type="string">
            <text:p>(set! wordstruct '( (( "ee" "s" ) 0) (( "k" "aa" ) 0) (( "lx" "ii" ) 0) ))</text:p>
          </table:table-cell>
        </table:table-row>
        <table:table-row table:style-name="ro2">
          <table:table-cell office:value-type="string" calcext:value-type="string">
            <text:p>एसकाळीआय</text:p>
          </table:table-cell>
          <table:table-cell office:value-type="string" calcext:value-type="string">
            <text:p>(set! wordstruct '( (( "ee" "s" ) 0) (( "k" "aa" ) 0) (( "lx" "ii" ) 0) (( "aa" "y" ) 0) ))</text:p>
          </table:table-cell>
        </table:table-row>
        <table:table-row table:style-name="ro2">
          <table:table-cell office:value-type="string" calcext:value-type="string">
            <text:p>एसटी</text:p>
          </table:table-cell>
          <table:table-cell office:value-type="string" calcext:value-type="string">
            <text:p>(set! wordstruct '( (( "ee" "s" ) 0) (( "tx" "ii" ) 0) ))</text:p>
          </table:table-cell>
        </table:table-row>
        <table:table-row table:style-name="ro2">
          <table:table-cell office:value-type="string" calcext:value-type="string">
            <text:p>ऐरणी</text:p>
          </table:table-cell>
          <table:table-cell office:value-type="string" calcext:value-type="string">
            <text:p>(set! wordstruct '( (( "ei" "r" ) 0) (( "nx" "ii" ) 0) ))</text:p>
          </table:table-cell>
        </table:table-row>
        <table:table-row table:style-name="ro2">
          <table:table-cell office:value-type="string" calcext:value-type="string">
            <text:p>ऐसपैस</text:p>
          </table:table-cell>
          <table:table-cell office:value-type="string" calcext:value-type="string">
            <text:p>(set! wordstruct '( (( "ei" "s" ) 0) (( "p" "ei" "s" ) 0) ))</text:p>
          </table:table-cell>
        </table:table-row>
        <table:table-row table:style-name="ro2">
          <table:table-cell office:value-type="string" calcext:value-type="string">
            <text:p>ओरडणें</text:p>
          </table:table-cell>
          <table:table-cell office:value-type="string" calcext:value-type="string">
            <text:p>(set! wordstruct '( (( "o" "r" ) 0) (( "dx" "a" ) 0) (( "nx" "ee" "q" ) 0) ))</text:p>
          </table:table-cell>
        </table:table-row>
        <table:table-row table:style-name="ro2">
          <table:table-cell office:value-type="string" calcext:value-type="string">
            <text:p>ओरडत</text:p>
          </table:table-cell>
          <table:table-cell office:value-type="string" calcext:value-type="string">
            <text:p>(set! wordstruct '( (( "o" "r" ) 0) (( "dx" "a" "t" ) 0) ))</text:p>
          </table:table-cell>
        </table:table-row>
        <table:table-row table:style-name="ro2">
          <table:table-cell office:value-type="string" calcext:value-type="string">
            <text:p>ओरडू</text:p>
          </table:table-cell>
          <table:table-cell office:value-type="string" calcext:value-type="string">
            <text:p>(set! wordstruct '( (( "o" "r" ) 0) (( "dx" "uu" ) 0) ))</text:p>
          </table:table-cell>
        </table:table-row>
        <table:table-row table:style-name="ro2">
          <table:table-cell office:value-type="string" calcext:value-type="string">
            <text:p>ओरडूं</text:p>
          </table:table-cell>
          <table:table-cell office:value-type="string" calcext:value-type="string">
            <text:p>(set! wordstruct '( (( "o" "r" ) 0) (( "dx" "uu" "q" ) 0) ))</text:p>
          </table:table-cell>
        </table:table-row>
        <table:table-row table:style-name="ro2">
          <table:table-cell office:value-type="string" calcext:value-type="string">
            <text:p>ओरडून</text:p>
          </table:table-cell>
          <table:table-cell office:value-type="string" calcext:value-type="string">
            <text:p>(set! wordstruct '( (( "o" "r" ) 0) (( "dx" "uu" "n" ) 0) ))</text:p>
          </table:table-cell>
        </table:table-row>
        <table:table-row table:style-name="ro2">
          <table:table-cell office:value-type="string" calcext:value-type="string">
            <text:p>ओलसर</text:p>
          </table:table-cell>
          <table:table-cell office:value-type="string" calcext:value-type="string">
            <text:p>(set! wordstruct '( (( "o" "l" ) 0) (( "s" "a" "r" ) 0) ))</text:p>
          </table:table-cell>
        </table:table-row>
        <table:table-row table:style-name="ro2">
          <table:table-cell office:value-type="string" calcext:value-type="string">
            <text:p>ओळखत</text:p>
          </table:table-cell>
          <table:table-cell office:value-type="string" calcext:value-type="string">
            <text:p>(set! wordstruct '( (( "o" "lx" ) 0) (( "kh" "a" "t" ) 0) ))</text:p>
          </table:table-cell>
        </table:table-row>
        <table:table-row table:style-name="ro2">
          <table:table-cell office:value-type="string" calcext:value-type="string">
            <text:p>ओळखतील</text:p>
          </table:table-cell>
          <table:table-cell office:value-type="string" calcext:value-type="string">
            <text:p>(set! wordstruct '( (( "o" "lx" ) 0) (( "kh" "a" ) 0) (( "t" "ii" "l" ) 0) ))</text:p>
          </table:table-cell>
        </table:table-row>
        <table:table-row table:style-name="ro2">
          <table:table-cell office:value-type="string" calcext:value-type="string">
            <text:p>ओळखशील</text:p>
          </table:table-cell>
          <table:table-cell office:value-type="string" calcext:value-type="string">
            <text:p>(set! wordstruct '( (( "o" "lx" ) 0) (( "kh" "a" ) 0) (( "sh" "ii" "l" ) 0) ))</text:p>
          </table:table-cell>
        </table:table-row>
        <table:table-row table:style-name="ro2">
          <table:table-cell office:value-type="string" calcext:value-type="string">
            <text:p>ओळखायला</text:p>
          </table:table-cell>
          <table:table-cell office:value-type="string" calcext:value-type="string">
            <text:p>(set! wordstruct '( (( "o" "lx" ) 0) (( "kh" "aa" "y" ) 0) (( "l" "aa" ) 0) ))</text:p>
          </table:table-cell>
        </table:table-row>
        <table:table-row table:style-name="ro2">
          <table:table-cell office:value-type="string" calcext:value-type="string">
            <text:p>ओळखीचा</text:p>
          </table:table-cell>
          <table:table-cell office:value-type="string" calcext:value-type="string">
            <text:p>(set! wordstruct '( (( "o" "lx" ) 0) (( "kh" "ii" ) 0) (( "c" "aa" ) 0) ))</text:p>
          </table:table-cell>
        </table:table-row>
        <table:table-row table:style-name="ro2">
          <table:table-cell office:value-type="string" calcext:value-type="string">
            <text:p>ओळखीच्या</text:p>
          </table:table-cell>
          <table:table-cell office:value-type="string" calcext:value-type="string">
            <text:p>(set! wordstruct '( (( "o" "lx" ) 0) (( "kh" "ii" "c" ) 0) (( "y" "aa" ) 0) ))</text:p>
          </table:table-cell>
        </table:table-row>
        <table:table-row table:style-name="ro2">
          <table:table-cell office:value-type="string" calcext:value-type="string">
            <text:p>ओळखू</text:p>
          </table:table-cell>
          <table:table-cell office:value-type="string" calcext:value-type="string">
            <text:p>(set! wordstruct '( (( "o" "lx" ) 0) (( "kh" "uu" ) 0) ))</text:p>
          </table:table-cell>
        </table:table-row>
        <table:table-row table:style-name="ro2">
          <table:table-cell office:value-type="string" calcext:value-type="string">
            <text:p>ओळखूच</text:p>
          </table:table-cell>
          <table:table-cell office:value-type="string" calcext:value-type="string">
            <text:p>(set! wordstruct '( (( "o" "lx" ) 0) (( "kh" "uu" "c" ) 0) ))</text:p>
          </table:table-cell>
        </table:table-row>
        <table:table-row table:style-name="ro2">
          <table:table-cell office:value-type="string" calcext:value-type="string">
            <text:p>ओळखून</text:p>
          </table:table-cell>
          <table:table-cell office:value-type="string" calcext:value-type="string">
            <text:p>(set! wordstruct '( (( "o" "lx" ) 0) (( "kh" "uu" "n" ) 0) ))</text:p>
          </table:table-cell>
        </table:table-row>
        <table:table-row table:style-name="ro2">
          <table:table-cell office:value-type="string" calcext:value-type="string">
            <text:p>ओहटत</text:p>
          </table:table-cell>
          <table:table-cell office:value-type="string" calcext:value-type="string">
            <text:p>(set! wordstruct '( (( "o" "h" ) 0) (( "tx" "a" "t" ) 0) ))</text:p>
          </table:table-cell>
        </table:table-row>
        <table:table-row table:style-name="ro2">
          <table:table-cell office:value-type="string" calcext:value-type="string">
            <text:p>ओहटलेल्या</text:p>
          </table:table-cell>
          <table:table-cell office:value-type="string" calcext:value-type="string">
            <text:p>(set! wordstruct '( (( "o" "h" ) 0) (( "tx" "a" ) 0) (( "l" "ee" "l" ) 0) (( "y" "aa" ) 0) ))</text:p>
          </table:table-cell>
        </table:table-row>
        <table:table-row table:style-name="ro2">
          <table:table-cell office:value-type="string" calcext:value-type="string">
            <text:p>औषधं</text:p>
          </table:table-cell>
          <table:table-cell office:value-type="string" calcext:value-type="string">
            <text:p>(set! wordstruct '( (( "ou" "sx" ) 0) (( "dh" "a" "q" ) 0) ))</text:p>
          </table:table-cell>
        </table:table-row>
        <table:table-row table:style-name="ro2">
          <table:table-cell office:value-type="string" calcext:value-type="string">
            <text:p>औषधव्यवस्था</text:p>
          </table:table-cell>
          <table:table-cell office:value-type="string" calcext:value-type="string">
            <text:p>(set! wordstruct '( (( "ou" "sx" ) 0) (( "dh" "a" "w" ) 0) (( "y" "a" ) 0) (( "w" "a" "s" ) 0) (( "th" "aa" ) 0) ))</text:p>
          </table:table-cell>
        </table:table-row>
        <table:table-row table:style-name="ro2">
          <table:table-cell office:value-type="string" calcext:value-type="string">
            <text:p>औषधशास्त्राची</text:p>
          </table:table-cell>
          <table:table-cell office:value-type="string" calcext:value-type="string">
            <text:p>(set! wordstruct '( (( "ou" "sx" ) 0) (( "dh" "a" ) 0) (( "sh" "aa" "s" "t" ) 0) (( "r" "aa" ) 0) (( "c" "ii" ) 0) ))</text:p>
          </table:table-cell>
        </table:table-row>
        <table:table-row table:style-name="ro2">
          <table:table-cell office:value-type="string" calcext:value-type="string">
            <text:p>औषधांचा</text:p>
          </table:table-cell>
          <table:table-cell office:value-type="string" calcext:value-type="string">
            <text:p>(set! wordstruct '( (( "ou" "sx" ) 0) (( "dh" "aa" "q" ) 0) (( "c" "aa" ) 0) ))</text:p>
          </table:table-cell>
        </table:table-row>
        <table:table-row table:style-name="ro2">
          <table:table-cell office:value-type="string" calcext:value-type="string">
            <text:p>औषधांची</text:p>
          </table:table-cell>
          <table:table-cell office:value-type="string" calcext:value-type="string">
            <text:p>(set! wordstruct '( (( "ou" "sx" ) 0) (( "dh" "aa" "q" ) 0) (( "c" "ii" ) 0) ))</text:p>
          </table:table-cell>
        </table:table-row>
        <table:table-row table:style-name="ro2">
          <table:table-cell office:value-type="string" calcext:value-type="string">
            <text:p>औषधांचे</text:p>
          </table:table-cell>
          <table:table-cell office:value-type="string" calcext:value-type="string">
            <text:p>(set! wordstruct '( (( "ou" "sx" ) 0) (( "dh" "aa" "q" ) 0) (( "c" "ee" ) 0) ))</text:p>
          </table:table-cell>
        </table:table-row>
        <table:table-row table:style-name="ro2">
          <table:table-cell office:value-type="string" calcext:value-type="string">
            <text:p>औषधांच्या</text:p>
          </table:table-cell>
          <table:table-cell office:value-type="string" calcext:value-type="string">
            <text:p>(set! wordstruct '( (( "ou" "sx" ) 0) (( "dh" "aa" "q" "c" ) 0) (( "y" "aa" ) 0) ))</text:p>
          </table:table-cell>
        </table:table-row>
        <table:table-row table:style-name="ro2">
          <table:table-cell office:value-type="string" calcext:value-type="string">
            <text:p>औषधात</text:p>
          </table:table-cell>
          <table:table-cell office:value-type="string" calcext:value-type="string">
            <text:p>(set! wordstruct '( (( "ou" "sx" ) 0) (( "dh" "aa" "t" ) 0) ))</text:p>
          </table:table-cell>
        </table:table-row>
        <table:table-row table:style-name="ro2">
          <table:table-cell office:value-type="string" calcext:value-type="string">
            <text:p>औषधांनी</text:p>
          </table:table-cell>
          <table:table-cell office:value-type="string" calcext:value-type="string">
            <text:p>(set! wordstruct '( (( "ou" "sx" ) 0) (( "dh" "aa" "q" ) 0) (( "n" "ii" ) 0) ))</text:p>
          </table:table-cell>
        </table:table-row>
        <table:table-row table:style-name="ro2">
          <table:table-cell office:value-type="string" calcext:value-type="string">
            <text:p>औषधाने</text:p>
          </table:table-cell>
          <table:table-cell office:value-type="string" calcext:value-type="string">
            <text:p>(set! wordstruct '( (( "ou" "sx" ) 0) (( "dh" "aa" ) 0) (( "n" "ee" ) 0) ))</text:p>
          </table:table-cell>
        </table:table-row>
        <table:table-row table:style-name="ro2">
          <table:table-cell office:value-type="string" calcext:value-type="string">
            <text:p>औषधांबरोबरच</text:p>
          </table:table-cell>
          <table:table-cell office:value-type="string" calcext:value-type="string">
            <text:p>(set! wordstruct '( (( "ou" "sx" ) 0) (( "dh" "aa" "q" ) 0) (( "b" "a" ) 0) (( "r" "o" "b" ) 0) (( "r" "a" "c" ) 0) ))</text:p>
          </table:table-cell>
        </table:table-row>
        <table:table-row table:style-name="ro2">
          <table:table-cell office:value-type="string" calcext:value-type="string">
            <text:p>औषधाला</text:p>
          </table:table-cell>
          <table:table-cell office:value-type="string" calcext:value-type="string">
            <text:p>(set! wordstruct '( (( "ou" "sx" ) 0) (( "dh" "aa" ) 0) (( "l" "aa" ) 0) ))</text:p>
          </table:table-cell>
        </table:table-row>
        <table:table-row table:style-name="ro2">
          <table:table-cell office:value-type="string" calcext:value-type="string">
            <text:p>औषधांवर</text:p>
          </table:table-cell>
          <table:table-cell office:value-type="string" calcext:value-type="string">
            <text:p>(set! wordstruct '( (( "ou" "sx" ) 0) (( "dh" "aa" "q" ) 0) (( "w" "a" "r" ) 0) ))</text:p>
          </table:table-cell>
        </table:table-row>
        <table:table-row table:style-name="ro2">
          <table:table-cell office:value-type="string" calcext:value-type="string">
            <text:p>औषधी</text:p>
          </table:table-cell>
          <table:table-cell office:value-type="string" calcext:value-type="string">
            <text:p>(set! wordstruct '( (( "ou" "sx" ) 0) (( "dh" "ii" ) 0) ))</text:p>
          </table:table-cell>
        </table:table-row>
        <table:table-row table:style-name="ro2">
          <table:table-cell office:value-type="string" calcext:value-type="string">
            <text:p>औषधीय</text:p>
          </table:table-cell>
          <table:table-cell office:value-type="string" calcext:value-type="string">
            <text:p>(set! wordstruct '( (( "ou" "sx" ) 0) (( "dh" "ii" "y" ) 0) ))</text:p>
          </table:table-cell>
        </table:table-row>
        <table:table-row table:style-name="ro2">
          <table:table-cell office:value-type="string" calcext:value-type="string">
            <text:p>औषधे</text:p>
          </table:table-cell>
          <table:table-cell office:value-type="string" calcext:value-type="string">
            <text:p>(set! wordstruct '( (( "ou" "sx" ) 0) (( "dh" "ee" ) 0) ))</text:p>
          </table:table-cell>
        </table:table-row>
        <table:table-row table:style-name="ro2">
          <table:table-cell office:value-type="string" calcext:value-type="string">
            <text:p>औषधोपचार</text:p>
          </table:table-cell>
          <table:table-cell office:value-type="string" calcext:value-type="string">
            <text:p>(set! wordstruct '( (( "ou" "sx" ) 0) (( "dh" "o" "p" ) 0) (( "c" "aa" "r" ) 0) ))</text:p>
          </table:table-cell>
        </table:table-row>
        <table:table-row table:style-name="ro2">
          <table:table-cell office:value-type="string" calcext:value-type="string">
            <text:p>ज्ञानेश्वरांच्याप्रमाणे</text:p>
          </table:table-cell>
          <table:table-cell office:value-type="string" calcext:value-type="string">
            <text:p>(set! wordstruct '( (( "j" "nj" "aa" ) 0) (( "n" "ee" "sh" ) 0) (( "w" "a" ) 0) (( "r" "aa" "q" "c" ) 0) (( "y" "aa" "p" ) 0) (( "r" "a" ) 0) (( "m" "aa" ) 0) (( "nx" "ee" ) 0) ))</text:p>
          </table:table-cell>
        </table:table-row>
        <table:table-row table:style-name="ro2">
          <table:table-cell office:value-type="string" calcext:value-type="string">
            <text:p>फॅब्रिकेशनवाल्यापर्यंत</text:p>
          </table:table-cell>
          <table:table-cell office:value-type="string" calcext:value-type="string">
            <text:p>(set! wordstruct '( (( "ph" "ae" "b" ) 0) (( "r" "i" ) 0) (( "k" "ee" "sh" ) 0) (( "n" "a" ) 0) (( "w" "aa" "l" ) 0) (( "y" "aa" ) 0) (( "p" "a" "r" ) 0) (( "y" "a" "q" "t" ) 0) ))</text:p>
          </table:table-cell>
        </table:table-row>
        <table:table-row table:style-name="ro2">
          <table:table-cell office:value-type="string" calcext:value-type="string">
            <text:p>श्रीवासुदेवानंदसरस्वतीविरचित</text:p>
          </table:table-cell>
          <table:table-cell office:value-type="string" calcext:value-type="string">
            <text:p>(set! wordstruct '( (( "sh" "r" "ii" ) 0) (( "w" "aa" ) 0) (( "s" "u" ) 0) (( "d" "ee" ) 0) (( "w" "aa" ) 0) (( "n" "a" "q" ) 0) (( "d" "a" "s" ) 0) (( "r" "a" "s" ) 0) (( "w" "a" ) 0) (( "t" "ii" ) 0) (( "w" "i" "r" ) 0) (( "c" "i" "t" ) 0) ))</text:p>
          </table:table-cell>
        </table:table-row>
      </table:table>
      <table:named-expressions/>
      <table:database-ranges>
        <table:database-range table:name="__Anonymous_Sheet_DB__0" table:target-range-address="'comparisoin of different parsers'.A1:'comparisoin of different parsers'.A104857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8-31T07:23:24.301906406</dc:date>
    <meta:editing-duration>PT39M31S</meta:editing-duration>
    <meta:editing-cycles>6</meta:editing-cycles>
    <meta:generator>LibreOffice/7.3.7.2$Linux_X86_64 LibreOffice_project/30$Build-2</meta:generator>
    <meta:document-statistic meta:table-count="3" meta:cell-count="1016" meta:object-count="0"/>
  </office:meta>
</office:document-meta>
</file>